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 style:text-underline-style="solid" style:text-underline-color="font-color"/>
    </style:style>
    <style:style style:name="T1_2" style:family="text">
      <style:text-properties fo:font-weight="bold" style:font-weight-asian="bold" style:font-weight-complex="bold" style:text-underline-style="solid" style:text-underline-color="font-color"/>
    </style:style>
    <style:style style:name="T1_3" style:family="text">
      <style:text-properties fo:font-weight="bold" style:font-weight-asian="bold" style:font-weight-complex="bold" style:text-underline-style="solid" style:text-underline-color="font-color"/>
    </style:style>
    <style:style style:name="T1_4" style:family="text">
      <style:text-properties fo:font-weight="bold" style:font-weight-asian="bold" style:font-weight-complex="bold" style:text-underline-style="solid" style:text-underline-color="font-color"/>
    </style:style>
    <style:style style:name="T1_5" style:family="text">
      <style:text-properties fo:font-weight="bold" style:font-weight-asian="bold" style:font-weight-complex="bold" style:text-underline-style="solid" style:text-underline-color="font-color"/>
    </style:style>
    <style:style style:name="T1_6" style:family="text">
      <style:text-properties fo:font-weight="bold" style:font-weight-asian="bold" style:font-weight-complex="bold" style:text-underline-style="solid" style:text-underline-color="font-color"/>
    </style:style>
    <style:style style:name="T1_7" style:family="text">
      <style:text-properties fo:font-weight="bold" style:font-weight-asian="bold" style:font-weight-complex="bold" style:text-underline-style="solid" style:text-underline-color="font-color"/>
    </style:style>
    <style:style style:name="T1_8" style:family="text">
      <style:text-properties fo:font-weight="bold" style:font-weight-asian="bold" style:font-weight-complex="bold" style:text-underline-style="solid" style:text-underline-color="font-color"/>
    </style:style>
    <style:style style:name="T1_9" style:family="text">
      <style:text-properties fo:font-weight="bold" style:font-weight-asian="bold" style:font-weight-complex="bold" style:text-underline-style="solid" style:text-underline-color="font-color"/>
    </style:style>
    <style:style style:name="T1_10" style:family="text">
      <style:text-properties fo:font-weight="bold" style:font-weight-asian="bold" style:font-weight-complex="bold" style:text-underline-style="solid" style:text-underline-color="font-color"/>
    </style:style>
    <style:style style:name="T1_11" style:family="text">
      <style:text-properties fo:font-weight="bold" style:font-weight-asian="bold" style:font-weight-complex="bold" style:text-underline-style="solid" style:text-underline-color="font-color"/>
    </style:style>
    <style:style style:name="T1_12" style:family="text">
      <style:text-properties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 style:text-underline-style="solid" style:text-underline-color="font-color"/>
    </style:style>
    <style:style style:name="T5_4" style:family="text">
      <style:text-properties fo:font-weight="bold" style:font-weight-asian="bold" style:font-weight-complex="bold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tyle="italic" style:font-style-asian="italic" style:font-style-complex="italic"/>
    </style:style>
    <style:style style:name="T9_2" style:family="text">
      <style:text-properties fo:font-style="italic" style:font-style-asian="italic" style:font-style-complex="italic"/>
    </style:style>
    <style:style style:name="T9_3" style:family="text">
      <style:text-properties fo:font-style="italic" style:font-style-asian="italic" style:font-style-complex="italic"/>
    </style:style>
    <style:style style:name="T9_4" style:family="text">
      <style:text-properties fo:font-style="italic" style:font-style-asian="italic" style:font-style-complex="italic"/>
    </style:style>
    <style:style style:name="T9_5" style:family="text">
      <style:text-properties fo:font-style="italic" style:font-style-asian="italic" style:font-style-complex="italic"/>
    </style:style>
    <style:style style:name="T9_6" style:family="text">
      <style:text-properties fo:font-style="italic" style:font-style-asian="italic" style:font-style-complex="italic"/>
    </style:style>
    <style:style style:name="T9_7" style:family="text">
      <style:text-properties fo:font-style="italic" style:font-style-asian="italic" style:font-style-complex="italic"/>
    </style:style>
    <style:style style:name="T9_8" style:family="text">
      <style:text-properties fo:font-style="italic" style:font-style-asian="italic" style:font-style-complex="italic"/>
    </style:style>
    <style:style style:name="T9_9" style:family="text">
      <style:text-properties fo:font-style="italic" style:font-style-asian="italic" style:font-style-complex="italic"/>
    </style:style>
    <style:style style:name="T9_10" style:family="text">
      <style:text-properties fo:font-style="italic" style:font-style-asian="italic" style:font-style-complex="italic"/>
    </style:style>
    <style:style style:name="T9_11" style:family="text">
      <style:text-properties fo:font-style="italic" style:font-style-asian="italic" style:font-style-complex="italic"/>
    </style:style>
    <style:style style:name="T9_12" style:family="text">
      <style:text-properties fo:font-style="italic" style:font-style-asian="italic" style:font-style-complex="italic"/>
    </style:style>
    <style:style style:name="T9_13" style:family="text">
      <style:text-properties fo:font-style="italic" style:font-style-asian="italic" style:font-style-complex="italic"/>
    </style:style>
    <style:style style:name="T9_14" style:family="text">
      <style:text-properties fo:font-style="italic" style:font-style-asian="italic" style:font-style-complex="italic"/>
    </style:style>
    <style:style style:name="T9_15" style:family="text">
      <style:text-properties fo:font-style="italic" style:font-style-asian="italic" style:font-style-complex="italic"/>
    </style:style>
    <style:style style:name="T9_16" style:family="text">
      <style:text-properties fo:font-style="italic" style:font-style-asian="italic" style:font-style-complex="italic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tyle="italic" style:font-style-asian="italic" style:font-style-complex="italic"/>
    </style:style>
    <style:style style:name="T10_2" style:family="text">
      <style:text-properties fo:font-style="italic" style:font-style-asian="italic" style:font-style-complex="italic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T10_6" style:family="text">
      <style:text-properties fo:font-style="italic" style:font-style-asian="italic" style:font-style-complex="italic"/>
    </style:style>
    <style:style style:name="T10_7" style:family="text">
      <style:text-properties fo:font-style="italic" style:font-style-asian="italic" style:font-style-complex="italic"/>
    </style:style>
    <style:style style:name="T10_8" style:family="text">
      <style:text-properties fo:font-style="italic" style:font-style-asian="italic" style:font-style-complex="italic"/>
    </style:style>
    <style:style style:name="T10_9" style:family="text">
      <style:text-properties fo:font-style="italic" style:font-style-asian="italic" style:font-style-complex="italic"/>
    </style:style>
    <style:style style:name="T10_10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tyle="italic" style:font-style-asian="italic" style:font-style-complex="italic"/>
    </style:style>
    <style:style style:name="T11_2" style:family="text">
      <style:text-properties fo:font-style="italic" style:font-style-asian="italic" style:font-style-complex="italic"/>
    </style:style>
    <style:style style:name="T11_3" style:family="text">
      <style:text-properties fo:font-style="italic" style:font-style-asian="italic" style:font-style-complex="italic"/>
    </style:style>
    <style:style style:name="T11_4" style:family="text">
      <style:text-properties fo:font-style="italic" style:font-style-asian="italic" style:font-style-complex="italic"/>
    </style:style>
    <style:style style:name="T11_5" style:family="text">
      <style:text-properties fo:font-style="italic" style:font-style-asian="italic" style:font-style-complex="italic"/>
    </style:style>
    <style:style style:name="T11_6" style:family="text">
      <style:text-properties fo:font-style="italic" style:font-style-asian="italic" style:font-style-complex="italic"/>
    </style:style>
    <style:style style:name="T11_7" style:family="text">
      <style:text-properties fo:font-style="italic" style:font-style-asian="italic" style:font-style-complex="italic"/>
    </style:style>
    <style:style style:name="T11_8" style:family="text">
      <style:text-properties fo:font-style="italic" style:font-style-asian="italic" style:font-style-complex="italic"/>
    </style:style>
    <style:style style:name="T11_9" style:family="text">
      <style:text-properties fo:font-style="italic" style:font-style-asian="italic" style:font-style-complex="italic"/>
    </style:style>
    <style:style style:name="T11_10" style:family="text">
      <style:text-properties fo:font-style="italic" style:font-style-asian="italic" style:font-style-complex="italic"/>
    </style:style>
    <style:style style:name="T11_11" style:family="text">
      <style:text-properties fo:font-style="italic" style:font-style-asian="italic" style:font-style-complex="italic"/>
    </style:style>
    <style:style style:name="T11_12" style:family="text">
      <style:text-properties fo:font-style="italic" style:font-style-asian="italic" style:font-style-complex="italic"/>
    </style:style>
    <style:style style:name="T11_13" style:family="text">
      <style:text-properties fo:font-style="italic" style:font-style-asian="italic" style:font-style-complex="italic"/>
    </style:style>
    <style:style style:name="T11_14" style:family="text">
      <style:text-properties fo:font-style="italic" style:font-style-asian="italic" style:font-style-complex="italic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tyle="italic" style:font-style-asian="italic" style:font-style-complex="italic"/>
    </style:style>
    <style:style style:name="T12_2" style:family="text">
      <style:text-properties fo:font-style="italic" style:font-style-asian="italic" style:font-style-complex="italic"/>
    </style:style>
    <style:style style:name="T12_3" style:family="text">
      <style:text-properties fo:font-style="italic" style:font-style-asian="italic" style:font-style-complex="italic"/>
    </style:style>
    <style:style style:name="T12_4" style:family="text">
      <style:text-properties fo:font-style="italic" style:font-style-asian="italic" style:font-style-complex="italic"/>
    </style:style>
    <style:style style:name="T12_5" style:family="text">
      <style:text-properties fo:font-style="italic" style:font-style-asian="italic" style:font-style-complex="italic"/>
    </style:style>
    <style:style style:name="T12_6" style:family="text">
      <style:text-properties fo:font-style="italic" style:font-style-asian="italic" style:font-style-complex="italic"/>
    </style:style>
    <style:style style:name="T12_7" style:family="text">
      <style:text-properties fo:font-style="italic" style:font-style-asian="italic" style:font-style-complex="italic"/>
    </style:style>
    <style:style style:name="T12_8" style:family="text">
      <style:text-properties fo:font-style="italic" style:font-style-asian="italic" style:font-style-complex="italic"/>
    </style:style>
    <style:style style:name="T12_9" style:family="text">
      <style:text-properties fo:font-style="italic" style:font-style-asian="italic" style:font-style-complex="italic"/>
    </style:style>
    <style:style style:name="T12_10" style:family="text">
      <style:text-properties fo:font-style="italic" style:font-style-asian="italic" style:font-style-complex="italic"/>
    </style:style>
    <style:style style:name="T12_11" style:family="text">
      <style:text-properties fo:font-style="italic" style:font-style-asian="italic" style:font-style-complex="italic"/>
    </style:style>
    <style:style style:name="T12_12" style:family="text">
      <style:text-properties fo:font-style="italic" style:font-style-asian="italic" style:font-style-complex="italic"/>
    </style:style>
    <style:style style:name="T12_13" style:family="text">
      <style:text-properties fo:font-style="italic" style:font-style-asian="italic" style:font-style-complex="italic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tyle="italic" style:font-style-asian="italic" style:font-style-complex="italic"/>
    </style:style>
    <style:style style:name="T13_2" style:family="text">
      <style:text-properties fo:font-style="italic" style:font-style-asian="italic" style:font-style-complex="italic"/>
    </style:style>
    <style:style style:name="T13_3" style:family="text">
      <style:text-properties fo:font-style="italic" style:font-style-asian="italic" style:font-style-complex="italic"/>
    </style:style>
    <style:style style:name="T13_4" style:family="text">
      <style:text-properties fo:font-style="italic" style:font-style-asian="italic" style:font-style-complex="italic"/>
    </style:style>
    <style:style style:name="T13_5" style:family="text">
      <style:text-properties fo:font-style="italic" style:font-style-asian="italic" style:font-style-complex="italic"/>
    </style:style>
    <style:style style:name="T13_6" style:family="text">
      <style:text-properties fo:font-style="italic" style:font-style-asian="italic" style:font-style-complex="italic"/>
    </style:style>
    <style:style style:name="T13_7" style:family="text">
      <style:text-properties fo:font-style="italic" style:font-style-asian="italic" style:font-style-complex="italic"/>
    </style:style>
    <style:style style:name="T13_8" style:family="text">
      <style:text-properties fo:font-style="italic" style:font-style-asian="italic" style:font-style-complex="italic"/>
    </style:style>
    <style:style style:name="T13_9" style:family="text">
      <style:text-properties fo:font-style="italic" style:font-style-asian="italic" style:font-style-complex="italic"/>
    </style:style>
    <style:style style:name="T13_10" style:family="text">
      <style:text-properties fo:font-style="italic" style:font-style-asian="italic" style:font-style-complex="italic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tyle="italic" style:font-style-asian="italic" style:font-style-complex="italic"/>
    </style:style>
    <style:style style:name="T14_2" style:family="text">
      <style:text-properties fo:font-style="italic" style:font-style-asian="italic" style:font-style-complex="italic"/>
    </style:style>
    <style:style style:name="T14_3" style:family="text">
      <style:text-properties fo:font-style="italic" style:font-style-asian="italic" style:font-style-complex="italic"/>
    </style:style>
    <style:style style:name="T14_4" style:family="text">
      <style:text-properties fo:font-style="italic" style:font-style-asian="italic" style:font-style-complex="italic"/>
    </style:style>
    <style:style style:name="T14_5" style:family="text">
      <style:text-properties fo:font-style="italic" style:font-style-asian="italic" style:font-style-complex="italic"/>
    </style:style>
    <style:style style:name="T14_6" style:family="text">
      <style:text-properties fo:font-style="italic" style:font-style-asian="italic" style:font-style-complex="italic"/>
    </style:style>
    <style:style style:name="T14_7" style:family="text">
      <style:text-properties fo:font-style="italic" style:font-style-asian="italic" style:font-style-complex="italic"/>
    </style:style>
    <style:style style:name="T14_8" style:family="text">
      <style:text-properties fo:font-style="italic" style:font-style-asian="italic" style:font-style-complex="italic"/>
    </style:style>
    <style:style style:name="T14_9" style:family="text">
      <style:text-properties fo:font-style="italic" style:font-style-asian="italic" style:font-style-complex="italic"/>
    </style:style>
    <style:style style:name="T14_10" style:family="text">
      <style:text-properties fo:font-style="italic" style:font-style-asian="italic" style:font-style-complex="italic"/>
    </style:style>
    <style:style style:name="T14_11" style:family="text">
      <style:text-properties fo:font-style="italic" style:font-style-asian="italic" style:font-style-complex="italic"/>
    </style:style>
    <style:style style:name="T14_12" style:family="text">
      <style:text-properties fo:font-style="italic" style:font-style-asian="italic" style:font-style-complex="italic"/>
    </style:style>
    <style:style style:name="T14_13" style:family="text">
      <style:text-properties fo:font-style="italic" style:font-style-asian="italic" style:font-style-complex="italic"/>
    </style:style>
    <style:style style:name="T14_14" style:family="text">
      <style:text-properties fo:font-style="italic" style:font-style-asian="italic" style:font-style-complex="italic"/>
    </style:style>
    <style:style style:name="T14_15" style:family="text">
      <style:text-properties fo:font-style="italic" style:font-style-asian="italic" style:font-style-complex="italic"/>
    </style:style>
    <style:style style:name="T14_16" style:family="text">
      <style:text-properties fo:font-style="italic" style:font-style-asian="italic" style:font-style-complex="italic"/>
    </style:style>
    <style:style style:name="T14_17" style:family="text">
      <style:text-properties fo:font-style="italic" style:font-style-asian="italic" style:font-style-complex="italic"/>
    </style:style>
    <style:style style:name="T14_18" style:family="text">
      <style:text-properties fo:font-style="italic" style:font-style-asian="italic" style:font-style-complex="italic"/>
    </style:style>
    <style:style style:name="T14_19" style:family="text">
      <style:text-properties fo:font-style="italic" style:font-style-asian="italic" style:font-style-complex="italic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tyle="italic" style:font-style-asian="italic" style:font-style-complex="italic"/>
    </style:style>
    <style:style style:name="T15_2" style:family="text">
      <style:text-properties fo:font-style="italic" style:font-style-asian="italic" style:font-style-complex="italic"/>
    </style:style>
    <style:style style:name="T15_3" style:family="text">
      <style:text-properties fo:font-style="italic" style:font-style-asian="italic" style:font-style-complex="italic"/>
    </style:style>
    <style:style style:name="T15_4" style:family="text">
      <style:text-properties fo:font-style="italic" style:font-style-asian="italic" style:font-style-complex="italic"/>
    </style:style>
    <style:style style:name="T15_5" style:family="text">
      <style:text-properties fo:font-style="italic" style:font-style-asian="italic" style:font-style-complex="italic"/>
    </style:style>
    <style:style style:name="T15_6" style:family="text">
      <style:text-properties fo:font-style="italic" style:font-style-asian="italic" style:font-style-complex="italic"/>
    </style:style>
    <style:style style:name="T15_7" style:family="text">
      <style:text-properties fo:font-style="italic" style:font-style-asian="italic" style:font-style-complex="italic"/>
    </style:style>
    <style:style style:name="T15_8" style:family="text">
      <style:text-properties fo:font-style="italic" style:font-style-asian="italic" style:font-style-complex="italic"/>
    </style:style>
    <style:style style:name="T15_9" style:family="text">
      <style:text-properties fo:font-style="italic" style:font-style-asian="italic" style:font-style-complex="italic"/>
    </style:style>
    <style:style style:name="T15_10" style:family="text">
      <style:text-properties fo:font-style="italic" style:font-style-asian="italic" style:font-style-complex="italic"/>
    </style:style>
    <style:style style:name="T15_11" style:family="text">
      <style:text-properties fo:font-style="italic" style:font-style-asian="italic" style:font-style-complex="italic"/>
    </style:style>
    <style:style style:name="T15_12" style:family="text">
      <style:text-properties fo:font-style="italic" style:font-style-asian="italic" style:font-style-complex="italic"/>
    </style:style>
    <style:style style:name="T15_13" style:family="text">
      <style:text-properties fo:font-style="italic" style:font-style-asian="italic" style:font-style-complex="italic"/>
    </style:style>
    <style:style style:name="T15_14" style:family="text">
      <style:text-properties fo:font-style="italic" style:font-style-asian="italic" style:font-style-complex="italic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T18_27" style:family="text">
      <style:text-properties fo:font-size="12pt" style:font-size-asian="12pt" style:font-size-complex="12pt"/>
    </style:style>
    <style:style style:name="T18_28" style:family="text">
      <style:text-properties fo:font-size="12pt" style:font-size-asian="12pt" style:font-size-complex="12pt"/>
    </style:style>
    <style:style style:name="T18_29" style:family="text">
      <style:text-properties fo:font-size="12pt" style:font-size-asian="12pt" style:font-size-complex="12pt"/>
    </style:style>
    <style:style style:name="T18_30" style:family="text">
      <style:text-properties fo:font-size="12pt" style:font-size-asian="12pt" style:font-size-complex="12pt"/>
    </style:style>
    <style:style style:name="T18_31" style:family="text">
      <style:text-properties fo:font-size="12pt" style:font-size-asian="12pt" style:font-size-complex="12pt"/>
    </style:style>
    <style:style style:name="T18_32" style:family="text">
      <style:text-properties fo:font-size="12pt" style:font-size-asian="12pt" style:font-size-complex="12pt"/>
    </style:style>
    <style:style style:name="T18_33" style:family="text">
      <style:text-properties fo:font-size="12pt" style:font-size-asian="12pt" style:font-size-complex="12pt"/>
    </style:style>
    <style:style style:name="T18_34" style:family="text">
      <style:text-properties fo:font-size="12pt" style:font-size-asian="12pt" style:font-size-complex="12pt"/>
    </style:style>
    <style:style style:name="T18_35" style:family="text">
      <style:text-properties fo:font-size="12pt" style:font-size-asian="12pt" style:font-size-complex="12pt"/>
    </style:style>
    <style:style style:name="T18_36" style:family="text">
      <style:text-properties fo:font-size="12pt" style:font-size-asian="12pt" style:font-size-complex="12pt"/>
    </style:style>
    <style:style style:name="T18_37" style:family="text">
      <style:text-properties fo:font-size="12pt" style:font-size-asian="12pt" style:font-size-complex="12pt"/>
    </style:style>
    <style:style style:name="T18_38" style:family="text">
      <style:text-properties fo:font-size="12pt" style:font-size-asian="12pt" style:font-size-complex="12pt"/>
    </style:style>
    <style:style style:name="T18_39" style:family="text">
      <style:text-properties fo:font-size="12pt" style:font-size-asian="12pt" style:font-size-complex="12pt"/>
    </style:style>
    <style:style style:name="T18_40" style:family="text">
      <style:text-properties fo:font-size="12pt" style:font-size-asian="12pt" style:font-size-complex="12pt"/>
    </style:style>
    <style:style style:name="T18_41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T19_39" style:family="text">
      <style:text-properties fo:font-size="12pt" style:font-size-asian="12pt" style:font-size-complex="12pt"/>
    </style:style>
    <style:style style:name="T19_40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 style:text-underline-style="solid" style:text-underline-color="font-color"/>
    </style:style>
    <style:style style:name="T21_2" style:family="text">
      <style:text-properties fo:font-weight="bold" style:font-weight-asian="bold" style:font-weight-complex="bold" style:text-underline-style="solid" style:text-underline-color="font-color"/>
    </style:style>
    <style:style style:name="T21_3" style:family="text">
      <style:text-properties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T25_17" style:family="text">
      <style:text-properties fo:font-size="12pt" style:font-size-asian="12pt" style:font-size-complex="12pt"/>
    </style:style>
    <style:style style:name="T25_18" style:family="text">
      <style:text-properties fo:font-size="12pt" style:font-size-asian="12pt" style:font-size-complex="12pt"/>
    </style:style>
    <style:style style:name="T25_19" style:family="text">
      <style:text-properties fo:font-size="12pt" style:font-size-asian="12pt" style:font-size-complex="12pt"/>
    </style:style>
    <style:style style:name="T25_20" style:family="text">
      <style:text-properties fo:font-size="12pt" style:font-size-asian="12pt" style:font-size-complex="12pt"/>
    </style:style>
    <style:style style:name="T25_21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T27_31" style:family="text">
      <style:text-properties fo:font-size="12pt" style:font-size-asian="12pt" style:font-size-complex="12pt"/>
    </style:style>
    <style:style style:name="T27_32" style:family="text">
      <style:text-properties fo:font-size="12pt" style:font-size-asian="12pt" style:font-size-complex="12pt"/>
    </style:style>
    <style:style style:name="T27_33" style:family="text">
      <style:text-properties fo:font-size="12pt" style:font-size-asian="12pt" style:font-size-complex="12pt"/>
    </style:style>
    <style:style style:name="T27_34" style:family="text">
      <style:text-properties fo:font-size="12pt" style:font-size-asian="12pt" style:font-size-complex="12pt"/>
    </style:style>
    <style:style style:name="T27_35" style:family="text">
      <style:text-properties fo:font-size="12pt" style:font-size-asian="12pt" style:font-size-complex="12pt"/>
    </style:style>
    <style:style style:name="T27_36" style:family="text">
      <style:text-properties fo:font-size="12pt" style:font-size-asian="12pt" style:font-size-complex="12pt"/>
    </style:style>
    <style:style style:name="T27_37" style:family="text">
      <style:text-properties fo:font-size="12pt" style:font-size-asian="12pt" style:font-size-complex="12pt"/>
    </style:style>
    <style:style style:name="T27_38" style:family="text">
      <style:text-properties fo:font-size="12pt" style:font-size-asian="12pt" style:font-size-complex="12pt"/>
    </style:style>
    <style:style style:name="T27_39" style:family="text">
      <style:text-properties fo:font-size="12pt" style:font-size-asian="12pt" style:font-size-complex="12pt"/>
    </style:style>
    <style:style style:name="T27_40" style:family="text">
      <style:text-properties fo:font-size="12pt" style:font-size-asian="12pt" style:font-size-complex="12pt"/>
    </style:style>
    <style:style style:name="T27_41" style:family="text">
      <style:text-properties fo:font-size="12pt" style:font-size-asian="12pt" style:font-size-complex="12pt"/>
    </style:style>
    <style:style style:name="T27_42" style:family="text">
      <style:text-properties fo:font-size="12pt" style:font-size-asian="12pt" style:font-size-complex="12pt"/>
    </style:style>
    <style:style style:name="T27_43" style:family="text">
      <style:text-properties fo:font-size="12pt" style:font-size-asian="12pt" style:font-size-complex="12pt"/>
    </style:style>
    <style:style style:name="T27_44" style:family="text">
      <style:text-properties fo:font-size="12pt" style:font-size-asian="12pt" style:font-size-complex="12pt"/>
    </style:style>
    <style:style style:name="T27_45" style:family="text">
      <style:text-properties fo:font-size="12pt" style:font-size-asian="12pt" style:font-size-complex="12pt"/>
    </style:style>
    <style:style style:name="T27_46" style:family="text">
      <style:text-properties fo:font-size="12pt" style:font-size-asian="12pt" style:font-size-complex="12pt"/>
    </style:style>
    <style:style style:name="T27_47" style:family="text">
      <style:text-properties fo:font-size="12pt" style:font-size-asian="12pt" style:font-size-complex="12pt"/>
    </style:style>
    <style:style style:name="T27_48" style:family="text">
      <style:text-properties fo:font-size="12pt" style:font-size-asian="12pt" style:font-size-complex="12pt"/>
    </style:style>
    <style:style style:name="T27_49" style:family="text">
      <style:text-properties fo:font-size="12pt" style:font-size-asian="12pt" style:font-size-complex="12pt"/>
    </style:style>
    <style:style style:name="T27_50" style:family="text">
      <style:text-properties fo:font-size="12pt" style:font-size-asian="12pt" style:font-size-complex="12pt"/>
    </style:style>
    <style:style style:name="T27_51" style:family="text">
      <style:text-properties fo:font-size="12pt" style:font-size-asian="12pt" style:font-size-complex="12pt"/>
    </style:style>
    <style:style style:name="T27_52" style:family="text">
      <style:text-properties fo:font-size="12pt" style:font-size-asian="12pt" style:font-size-complex="12pt"/>
    </style:style>
    <style:style style:name="T27_53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 style:text-underline-style="solid" style:text-underline-color="font-color"/>
    </style:style>
    <style:style style:name="T29_2" style:family="text">
      <style:text-properties fo:font-weight="bold" style:font-weight-asian="bold" style:font-weight-complex="bold" style:text-underline-style="solid" style:text-underline-color="font-color"/>
    </style:style>
    <style:style style:name="T29_3" style:family="text">
      <style:text-properties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4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4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4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T34_22" style:family="text">
      <style:text-properties fo:font-size="12pt" style:font-size-asian="12pt" style:font-size-complex="12pt"/>
    </style:style>
    <style:style style:name="T34_23" style:family="text">
      <style:text-properties fo:font-size="12pt" style:font-size-asian="12pt" style:font-size-complex="12pt"/>
    </style:style>
    <style:style style:name="T34_24" style:family="text">
      <style:text-properties fo:font-size="12pt" style:font-size-asian="12pt" style:font-size-complex="12pt"/>
    </style:style>
    <style:style style:name="T34_25" style:family="text">
      <style:text-properties fo:font-size="12pt" style:font-size-asian="12pt" style:font-size-complex="12pt"/>
    </style:style>
    <style:style style:name="T34_26" style:family="text">
      <style:text-properties fo:font-size="12pt" style:font-size-asian="12pt" style:font-size-complex="12pt"/>
    </style:style>
    <style:style style:name="T34_27" style:family="text">
      <style:text-properties fo:font-size="12pt" style:font-size-asian="12pt" style:font-size-complex="12pt"/>
    </style:style>
    <style:style style:name="T34_28" style:family="text">
      <style:text-properties fo:font-size="12pt" style:font-size-asian="12pt" style:font-size-complex="12pt"/>
    </style:style>
    <style:style style:name="T34_29" style:family="text">
      <style:text-properties fo:font-size="12pt" style:font-size-asian="12pt" style:font-size-complex="12pt"/>
    </style:style>
    <style:style style:name="T34_30" style:family="text">
      <style:text-properties fo:font-size="12pt" style:font-size-asian="12pt" style:font-size-complex="12pt"/>
    </style:style>
    <style:style style:name="T34_31" style:family="text">
      <style:text-properties fo:font-size="12pt" style:font-size-asian="12pt" style:font-size-complex="12pt"/>
    </style:style>
    <style:style style:name="T34_32" style:family="text">
      <style:text-properties fo:font-size="12pt" style:font-size-asian="12pt" style:font-size-complex="12pt"/>
    </style:style>
    <style:style style:name="T34_33" style:family="text">
      <style:text-properties fo:font-size="12pt" style:font-size-asian="12pt" style:font-size-complex="12pt"/>
    </style:style>
    <style:style style:name="T34_34" style:family="text">
      <style:text-properties fo:font-size="12pt" style:font-size-asian="12pt" style:font-size-complex="12pt"/>
    </style:style>
    <style:style style:name="T34_35" style:family="text">
      <style:text-properties fo:font-size="12pt" style:font-size-asian="12pt" style:font-size-complex="12pt"/>
    </style:style>
    <style:style style:name="T34_36" style:family="text">
      <style:text-properties fo:font-size="12pt" style:font-size-asian="12pt" style:font-size-complex="12pt"/>
    </style:style>
    <style:style style:name="T34_37" style:family="text">
      <style:text-properties fo:font-size="12pt" style:font-size-asian="12pt" style:font-size-complex="12pt"/>
    </style:style>
    <style:style style:name="T34_38" style:family="text">
      <style:text-properties fo:font-size="12pt" style:font-size-asian="12pt" style:font-size-complex="12pt"/>
    </style:style>
    <style:style style:name="T34_39" style:family="text">
      <style:text-properties fo:font-size="12pt" style:font-size-asian="12pt" style:font-size-complex="12pt"/>
    </style:style>
    <style:style style:name="T34_40" style:family="text">
      <style:text-properties fo:font-size="12pt" style:font-size-asian="12pt" style:font-size-complex="12pt"/>
    </style:style>
    <style:style style:name="T34_41" style:family="text">
      <style:text-properties fo:font-size="12pt" style:font-size-asian="12pt" style:font-size-complex="12pt"/>
    </style:style>
    <style:style style:name="T34_42" style:family="text">
      <style:text-properties fo:font-size="12pt" style:font-size-asian="12pt" style:font-size-complex="12pt"/>
    </style:style>
    <style:style style:name="T34_43" style:family="text">
      <style:text-properties fo:font-size="12pt" style:font-size-asian="12pt" style:font-size-complex="12pt"/>
    </style:style>
    <style:style style:name="T34_44" style:family="text">
      <style:text-properties fo:font-size="12pt" style:font-size-asian="12pt" style:font-size-complex="12pt"/>
    </style:style>
    <style:style style:name="T34_45" style:family="text">
      <style:text-properties fo:font-size="12pt" style:font-size-asian="12pt" style:font-size-complex="12pt"/>
    </style:style>
    <style:style style:name="T34_46" style:family="text">
      <style:text-properties fo:font-size="12pt" style:font-size-asian="12pt" style:font-size-complex="12pt"/>
    </style:style>
    <style:style style:name="T34_47" style:family="text">
      <style:text-properties fo:font-size="12pt" style:font-size-asian="12pt" style:font-size-complex="12pt"/>
    </style:style>
    <style:style style:name="T34_48" style:family="text">
      <style:text-properties fo:font-size="12pt" style:font-size-asian="12pt" style:font-size-complex="12pt"/>
    </style:style>
    <style:style style:name="T34_49" style:family="text">
      <style:text-properties fo:font-size="12pt" style:font-size-asian="12pt" style:font-size-complex="12pt"/>
    </style:style>
    <style:style style:name="T34_50" style:family="text">
      <style:text-properties fo:font-size="12pt" style:font-size-asian="12pt" style:font-size-complex="12pt"/>
    </style:style>
    <style:style style:name="T34_51" style:family="text">
      <style:text-properties fo:font-size="12pt" style:font-size-asian="12pt" style:font-size-complex="12pt"/>
    </style:style>
    <style:style style:name="T34_52" style:family="text">
      <style:text-properties fo:font-size="12pt" style:font-size-asian="12pt" style:font-size-complex="12pt"/>
    </style:style>
    <style:style style:name="T34_53" style:family="text">
      <style:text-properties fo:font-size="12pt" style:font-size-asian="12pt" style:font-size-complex="12pt"/>
    </style:style>
    <style:style style:name="T34_54" style:family="text">
      <style:text-properties fo:font-size="12pt" style:font-size-asian="12pt" style:font-size-complex="12pt"/>
    </style:style>
    <style:style style:name="T34_55" style:family="text">
      <style:text-properties fo:font-size="12pt" style:font-size-asian="12pt" style:font-size-complex="12pt"/>
    </style:style>
    <style:style style:name="T34_56" style:family="text">
      <style:text-properties fo:font-size="12pt" style:font-size-asian="12pt" style:font-size-complex="12pt"/>
    </style:style>
    <style:style style:name="T34_57" style:family="text">
      <style:text-properties fo:font-size="12pt" style:font-size-asian="12pt" style:font-size-complex="12pt"/>
    </style:style>
    <style:style style:name="T34_58" style:family="text">
      <style:text-properties fo:font-size="12pt" style:font-size-asian="12pt" style:font-size-complex="12pt"/>
    </style:style>
    <style:style style:name="T34_59" style:family="text">
      <style:text-properties fo:font-size="12pt" style:font-size-asian="12pt" style:font-size-complex="12pt"/>
    </style:style>
    <style:style style:name="T34_60" style:family="text">
      <style:text-properties fo:font-size="12pt" style:font-size-asian="12pt" style:font-size-complex="12pt"/>
    </style:style>
    <style:style style:name="T34_61" style:family="text">
      <style:text-properties fo:font-size="12pt" style:font-size-asian="12pt" style:font-size-complex="12pt"/>
    </style:style>
    <style:style style:name="T34_62" style:family="text">
      <style:text-properties fo:font-size="12pt" style:font-size-asian="12pt" style:font-size-complex="12pt"/>
    </style:style>
    <style:style style:name="T34_63" style:family="text">
      <style:text-properties fo:font-size="12pt" style:font-size-asian="12pt" style:font-size-complex="12pt"/>
    </style:style>
    <style:style style:name="T34_64" style:family="text">
      <style:text-properties fo:font-size="12pt" style:font-size-asian="12pt" style:font-size-complex="12pt"/>
    </style:style>
    <style:style style:name="T34_65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text-underline-style="solid" style:text-underline-color="font-color"/>
    </style:style>
    <style:style style:name="T39_2" style:family="text">
      <style:text-properties style:text-underline-style="solid" style:text-underline-color="font-color"/>
    </style:style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>
      <style:text-properties fo:color="#1155cc" style:text-underline-style="solid" style:text-underline-color="font-color"/>
    </style:style>
    <style:style style:name="T42_15" style:family="text"/>
    <style:style style:name="T42_16" style:family="text">
      <style:text-properties fo:color="#1155cc" style:text-underline-style="solid" style:text-underline-color="font-color"/>
    </style:style>
    <style:style style:name="T42_17" style:family="text"/>
    <style:style style:name="T42_18" style:family="text">
      <style:text-properties fo:color="#1155cc" style:text-underline-style="solid" style:text-underline-color="font-color"/>
    </style:style>
    <style:style style:name="T42_19" style:family="text"/>
    <style:style style:name="T42_20" style:family="text">
      <style:text-properties fo:color="#1155cc" style:text-underline-style="solid" style:text-underline-color="font-color"/>
    </style:style>
    <style:style style:name="T42_21" style:family="text"/>
    <style:style style:name="T42_22" style:family="text">
      <style:text-properties fo:color="#1155cc" style:text-underline-style="solid" style:text-underline-color="font-color"/>
    </style:style>
    <style:style style:name="T42_23" style:family="text"/>
    <style:style style:name="T42_24" style:family="text">
      <style:text-properties fo:color="#1155cc" style:text-underline-style="solid" style:text-underline-color="font-color"/>
    </style:style>
    <style:style style:name="T42_25" style:family="text"/>
    <style:style style:name="T42_26" style:family="text">
      <style:text-properties fo:color="#1155cc" style:text-underline-style="solid" style:text-underline-color="font-color"/>
    </style:style>
    <style:style style:name="T42_27" style:family="text"/>
    <style:style style:name="T42_28" style:family="text">
      <style:text-properties fo:color="#1155cc" style:text-underline-style="solid" style:text-underline-color="font-color"/>
    </style:style>
    <style:style style:name="T42_29" style:family="text"/>
    <style:style style:name="T42_30" style:family="text">
      <style:text-properties fo:color="#1155cc" style:text-underline-style="solid" style:text-underline-color="font-color"/>
    </style:style>
    <style:style style:name="T42_31" style:family="text"/>
    <style:style style:name="T42_32" style:family="text">
      <style:text-properties fo:color="#1155cc" style:text-underline-style="solid" style:text-underline-color="font-color"/>
    </style:style>
    <style:style style:name="T42_33" style:family="text"/>
    <style:style style:name="T42_34" style:family="text">
      <style:text-properties fo:color="#1155cc" style:text-underline-style="solid" style:text-underline-color="font-color"/>
    </style:style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T42_112" style:family="text"/>
    <style:style style:name="T42_113" style:family="text"/>
    <style:style style:name="T42_114" style:family="text"/>
    <style:style style:name="T42_115" style:family="text"/>
    <style:style style:name="T42_116" style:family="text"/>
    <style:style style:name="T42_117" style:family="text"/>
    <style:style style:name="T42_118" style:family="text"/>
    <style:style style:name="T42_119" style:family="text"/>
    <style:style style:name="T42_120" style:family="text"/>
    <style:style style:name="T42_121" style:family="text"/>
    <style:style style:name="T42_122" style:family="text"/>
    <style:style style:name="T42_123" style:family="text"/>
    <style:style style:name="T42_124" style:family="text"/>
    <style:style style:name="T42_125" style:family="text"/>
    <style:style style:name="T42_126" style:family="text"/>
    <style:style style:name="T42_127" style:family="text"/>
    <style:style style:name="T42_128" style:family="text"/>
    <style:style style:name="T42_129" style:family="text"/>
    <style:style style:name="T42_130" style:family="text"/>
    <style:style style:name="T42_131" style:family="text"/>
    <style:style style:name="T42_132" style:family="text"/>
    <style:style style:name="T42_133" style:family="text"/>
    <style:style style:name="T42_134" style:family="text"/>
    <style:style style:name="T42_135" style:family="text"/>
    <style:style style:name="T42_136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 style:text-underline-style="solid" style:text-underline-color="font-color"/>
    </style:style>
    <style:style style:name="T45_2" style:family="text">
      <style:text-properties fo:font-weight="bold" style:font-weight-asian="bold" style:font-weight-complex="bold" style:text-underline-style="solid" style:text-underline-color="font-color"/>
    </style:style>
    <style:style style:name="T45_3" style:family="text">
      <style:text-properties fo:font-weight="bold" style:font-weight-asian="bold" style:font-weight-complex="bold" style:text-underline-style="solid" style:text-underline-color="font-color"/>
    </style:style>
    <style:style style:name="T45_4" style:family="text">
      <style:text-properties fo:font-weight="bold" style:font-weight-asian="bold" style:font-weight-complex="bold" style:text-underline-style="solid" style:text-underline-color="font-color"/>
    </style:style>
    <style:style style:name="T45_5" style:family="text">
      <style:text-properties fo:font-weight="bold" style:font-weight-asian="bold" style:font-weight-complex="bold" style:text-underline-style="solid" style:text-underline-color="font-color"/>
    </style:style>
    <style:style style:name="T45_6" style:family="text">
      <style:text-properties fo:font-weight="bold" style:font-weight-asian="bold" style:font-weight-complex="bold" style:text-underline-style="solid" style:text-underline-color="font-color"/>
    </style:style>
    <style:style style:name="T45_7" style:family="text">
      <style:text-properties fo:font-weight="bold" style:font-weight-asian="bold" style:font-weight-complex="bold" style:text-underline-style="solid" style:text-underline-color="font-color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T47_8" style:family="text">
      <style:text-properties fo:font-weight="bold" style:font-weight-asian="bold" style:font-weight-complex="bold"/>
    </style:style>
    <style:style style:name="T47_9" style:family="text">
      <style:text-properties fo:font-weight="bold" style:font-weight-asian="bold" style:font-weight-complex="bold"/>
    </style:style>
    <style:style style:name="T47_10" style:family="text">
      <style:text-properties fo:font-weight="bold" style:font-weight-asian="bold" style:font-weight-complex="bold"/>
    </style:style>
    <style:style style:name="T47_11" style:family="text">
      <style:text-properties fo:font-weight="bold" style:font-weight-asian="bold" style:font-weight-complex="bold"/>
    </style:style>
    <style:style style:name="T47_12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Avgrensningen</text:span><text:span text:style-name="T1_2"><text:s/></text:span><text:span text:style-name="T1_3">for</text:span><text:span text:style-name="T1_4"><text:s/></text:span><text:span text:style-name="T1_5">denne</text:span><text:span text:style-name="T1_6"><text:s/></text:span><text:span text:style-name="T1_7">versjonen</text:span><text:span text:style-name="T1_8"><text:s/>(</text:span><text:span text:style-name="T1_9">kritisk</text:span><text:span text:style-name="T1_10"><text:s/></text:span><text:span text:style-name="T1_11">funksjonalitet</text:span><text:span text:style-name="T1_12">)</text:span></text:p>
      <text:p text:style-name="P2"><text:span text:style-name="T2_1">Vi</text:span><text:span text:style-name="T2_2"><text:s/></text:span><text:span text:style-name="T2_3">har</text:span><text:span text:style-name="T2_4"><text:s/></text:span><text:span text:style-name="T2_5">valgt</text:span><text:span text:style-name="T2_6"><text:s/></text:span><text:span text:style-name="T2_7">å</text:span><text:span text:style-name="T2_8"><text:s/></text:span><text:span text:style-name="T2_9">legge</text:span><text:span text:style-name="T2_10"><text:s/></text:span><text:span text:style-name="T2_11">hovedvekten</text:span><text:span text:style-name="T2_12"><text:s/></text:span><text:span text:style-name="T2_13">på</text:span><text:span text:style-name="T2_14"><text:s/></text:span><text:span text:style-name="T2_15">design</text:span><text:span text:style-name="T2_16"><text:s/></text:span><text:span text:style-name="T2_17">og</text:span><text:span text:style-name="T2_18"><text:s/></text:span><text:span text:style-name="T2_19">usability</text:span><text:span text:style-name="T2_20">.<text:s/></text:span><text:span text:style-name="T2_21">Da</text:span><text:span text:style-name="T2_22"><text:s/></text:span><text:span text:style-name="T2_23">dette</text:span><text:span text:style-name="T2_24"><text:s/></text:span><text:span text:style-name="T2_25">er</text:span><text:span text:style-name="T2_26"><text:s/></text:span><text:span text:style-name="T2_27">en</text:span><text:span text:style-name="T2_28"><text:s/>“</text:span><text:span text:style-name="T2_29">event</text:span><text:span text:style-name="T2_30"><text:s/></text:span><text:span text:style-name="T2_31">page</text:span><text:span text:style-name="T2_32">”<text:s/></text:span><text:span text:style-name="T2_33">for</text:span><text:span text:style-name="T2_34"><text:s/></text:span><text:span text:style-name="T2_35">en</text:span><text:span text:style-name="T2_36"><text:s/></text:span><text:span text:style-name="T2_37">konkurranse</text:span><text:span text:style-name="T2_38"><text:s/></text:span><text:span text:style-name="T2_39">har</text:span><text:span text:style-name="T2_40"><text:s/></text:span><text:span text:style-name="T2_41">vi</text:span><text:span text:style-name="T2_42"><text:s/></text:span><text:span text:style-name="T2_43">kommet</text:span><text:span text:style-name="T2_44"><text:s/></text:span><text:span text:style-name="T2_45">fram</text:span><text:span text:style-name="T2_46"><text:s/></text:span><text:span text:style-name="T2_47">til</text:span><text:span text:style-name="T2_48"><text:s/></text:span><text:span text:style-name="T2_49">at</text:span><text:span text:style-name="T2_50"><text:s/></text:span><text:span text:style-name="T2_51">vår</text:span><text:span text:style-name="T2_52"><text:s/>1.<text:s/></text:span><text:span text:style-name="T2_53">prioritet</text:span><text:span text:style-name="T2_54"><text:s/></text:span><text:span text:style-name="T2_55">er</text:span><text:span text:style-name="T2_56"><text:s/></text:span><text:span text:style-name="T2_57">at</text:span><text:span text:style-name="T2_58"><text:s/></text:span><text:span text:style-name="T2_59">siden</text:span><text:span text:style-name="T2_60"><text:s/></text:span><text:span text:style-name="T2_61">ser</text:span><text:span text:style-name="T2_62"><text:s/></text:span><text:span text:style-name="T2_63">spennende</text:span><text:span text:style-name="T2_64"><text:s/></text:span><text:span text:style-name="T2_65">og</text:span><text:span text:style-name="T2_66"><text:s/></text:span><text:span text:style-name="T2_67">appelerende</text:span><text:span text:style-name="T2_68"><text:s/></text:span><text:span text:style-name="T2_69">ut</text:span><text:span text:style-name="T2_70"><text:s/></text:span><text:span text:style-name="T2_71">samt</text:span><text:span text:style-name="T2_72"><text:s/></text:span><text:span text:style-name="T2_73">at</text:span><text:span text:style-name="T2_74"><text:s/></text:span><text:span text:style-name="T2_75">den</text:span><text:span text:style-name="T2_76"><text:s/></text:span><text:span text:style-name="T2_77">momentant</text:span><text:span text:style-name="T2_78"><text:s/></text:span><text:span text:style-name="T2_79">fanger</text:span><text:span text:style-name="T2_80"><text:s/></text:span><text:span text:style-name="T2_81">brukerens</text:span><text:span text:style-name="T2_82"><text:s/></text:span><text:span text:style-name="T2_83">interesse</text:span><text:span text:style-name="T2_84">.<text:s/></text:span><text:span text:style-name="T2_85">Dette</text:span><text:span text:style-name="T2_86"><text:s/></text:span><text:span text:style-name="T2_87">skal</text:span><text:span text:style-name="T2_88"><text:s/></text:span><text:span text:style-name="T2_89">gjøres</text:span><text:span text:style-name="T2_90"><text:s/></text:span><text:span text:style-name="T2_91">ved</text:span><text:span text:style-name="T2_92"><text:s/></text:span><text:span text:style-name="T2_93">at</text:span><text:span text:style-name="T2_94"><text:s/></text:span><text:span text:style-name="T2_95">det</text:span><text:span text:style-name="T2_96"><text:s/></text:span><text:span text:style-name="T2_97">visuelle</text:span><text:span text:style-name="T2_98"><text:s/></text:span><text:span text:style-name="T2_99">med</text:span><text:span text:style-name="T2_100"><text:s/></text:span><text:span text:style-name="T2_101">siden</text:span><text:span text:style-name="T2_102"><text:s/></text:span><text:span text:style-name="T2_103">er</text:span><text:span text:style-name="T2_104"><text:s/></text:span><text:span text:style-name="T2_105">av</text:span><text:span text:style-name="T2_106"><text:s/></text:span><text:span text:style-name="T2_107">høy</text:span><text:span text:style-name="T2_108"><text:s/></text:span><text:span text:style-name="T2_109">standard</text:span><text:span text:style-name="T2_110"><text:s/></text:span><text:span text:style-name="T2_111">og</text:span><text:span text:style-name="T2_112"><text:s/></text:span><text:span text:style-name="T2_113">at</text:span><text:span text:style-name="T2_114"><text:s/></text:span><text:span text:style-name="T2_115">all</text:span><text:span text:style-name="T2_116"><text:s/></text:span><text:span text:style-name="T2_117">informasjonen</text:span><text:span text:style-name="T2_118"><text:s/></text:span><text:span text:style-name="T2_119">elevene</text:span><text:span text:style-name="T2_120"><text:s/></text:span><text:span text:style-name="T2_121">trenger</text:span><text:span text:style-name="T2_122"><text:s/></text:span><text:span text:style-name="T2_123">for</text:span><text:span text:style-name="T2_124"><text:s/></text:span><text:span text:style-name="T2_125">å</text:span><text:span text:style-name="T2_126"><text:s/></text:span><text:span text:style-name="T2_127">kunne</text:span><text:span text:style-name="T2_128"><text:s/></text:span><text:span text:style-name="T2_129">delta</text:span><text:span text:style-name="T2_130"><text:s/></text:span><text:span text:style-name="T2_131">er</text:span><text:span text:style-name="T2_132"><text:s/></text:span><text:span text:style-name="T2_133">synlig</text:span><text:span text:style-name="T2_134"><text:s/></text:span><text:span text:style-name="T2_135">og</text:span><text:span text:style-name="T2_136"><text:s/></text:span><text:span text:style-name="T2_137">enkel</text:span><text:span text:style-name="T2_138"><text:s/></text:span><text:span text:style-name="T2_139">å</text:span><text:span text:style-name="T2_140"><text:s/></text:span><text:span text:style-name="T2_141">finne</text:span><text:span text:style-name="T2_142"><text:s/></text:span><text:span text:style-name="T2_143">fram</text:span><text:span text:style-name="T2_144"><text:s/></text:span><text:span text:style-name="T2_145">til</text:span><text:span text:style-name="T2_146">.</text:span></text:p>
      <text:p text:style-name="P3"><text:span text:style-name="T3_1">Grunnet</text:span><text:span text:style-name="T3_2"><text:s/></text:span><text:span text:style-name="T3_3">tidsbegrensningne</text:span><text:span text:style-name="T3_4"><text:s/></text:span><text:span text:style-name="T3_5">velger</text:span><text:span text:style-name="T3_6"><text:s/></text:span><text:span text:style-name="T3_7">også</text:span><text:span text:style-name="T3_8"><text:s/></text:span><text:span text:style-name="T3_9">å</text:span><text:span text:style-name="T3_10"><text:s/></text:span><text:span text:style-name="T3_11">vektlegge</text:span><text:span text:style-name="T3_12"><text:s/></text:span><text:span text:style-name="T3_13">at</text:span><text:span text:style-name="T3_14"><text:s/></text:span><text:span text:style-name="T3_15">søk</text:span><text:span text:style-name="T3_16"><text:s/></text:span><text:span text:style-name="T3_17">og</text:span><text:span text:style-name="T3_18"><text:s/></text:span><text:span text:style-name="T3_19">match</text:span><text:span text:style-name="T3_20"><text:s/></text:span><text:span text:style-name="T3_21">funksjonen</text:span><text:span text:style-name="T3_22"><text:s/></text:span><text:span text:style-name="T3_23">fungerer</text:span><text:span text:style-name="T3_24"><text:s/></text:span><text:span text:style-name="T3_25">som</text:span><text:span text:style-name="T3_26"><text:s/></text:span><text:span text:style-name="T3_27">tiltenkt</text:span><text:span text:style-name="T3_28"><text:s/></text:span><text:span text:style-name="T3_29">i</text:span><text:span text:style-name="T3_30"><text:s/></text:span><text:span text:style-name="T3_31">steden</text:span><text:span text:style-name="T3_32"><text:s/></text:span><text:span text:style-name="T3_33">for</text:span><text:span text:style-name="T3_34"><text:s/></text:span><text:span text:style-name="T3_35">å</text:span><text:span text:style-name="T3_36"><text:s/></text:span><text:span text:style-name="T3_37">risikere</text:span><text:span text:style-name="T3_38"><text:s/></text:span><text:span text:style-name="T3_39">at</text:span><text:span text:style-name="T3_40"><text:s/></text:span><text:span text:style-name="T3_41">det</text:span><text:span text:style-name="T3_42"><text:s/></text:span><text:span text:style-name="T3_43">finnes</text:span><text:span text:style-name="T3_44"><text:s/></text:span><text:span text:style-name="T3_45">noen</text:span><text:span text:style-name="T3_46"><text:s/></text:span><text:span text:style-name="T3_47">bugs</text:span><text:span text:style-name="T3_48"><text:s/></text:span><text:span text:style-name="T3_49">ved</text:span><text:span text:style-name="T3_50"><text:s/></text:span><text:span text:style-name="T3_51">endt</text:span><text:span text:style-name="T3_52"><text:s/></text:span><text:span text:style-name="T3_53">prosjektperiode</text:span><text:span text:style-name="T3_54">.<text:s/></text:span><text:span text:style-name="T3_55">Derfor</text:span><text:span text:style-name="T3_56"><text:s/></text:span><text:span text:style-name="T3_57">blir</text:span><text:span text:style-name="T3_58"><text:s/></text:span><text:span text:style-name="T3_59">teknologien</text:span><text:span text:style-name="T3_60"><text:s/></text:span><text:span text:style-name="T3_61">bak</text:span><text:span text:style-name="T3_62"><text:s/></text:span><text:span text:style-name="T3_63">noe</text:span><text:span text:style-name="T3_64"><text:s/></text:span><text:span text:style-name="T3_65">flat</text:span><text:span text:style-name="T3_66"><text:s/></text:span><text:span text:style-name="T3_67">og</text:span><text:span text:style-name="T3_68"><text:s/></text:span><text:span text:style-name="T3_69">løsningen</text:span><text:span text:style-name="T3_70"><text:s/></text:span><text:span text:style-name="T3_71">enkel</text:span><text:span text:style-name="T3_72"><text:s/></text:span><text:span text:style-name="T3_73">og</text:span><text:span text:style-name="T3_74"><text:s/></text:span><text:span text:style-name="T3_75">grei</text:span><text:span text:style-name="T3_76"><text:s/></text:span><text:span text:style-name="T3_77">mot</text:span><text:span text:style-name="T3_78"><text:s/></text:span><text:span text:style-name="T3_79">at</text:span><text:span text:style-name="T3_80"><text:s/></text:span><text:span text:style-name="T3_81">den</text:span><text:span text:style-name="T3_82"><text:s/></text:span><text:span text:style-name="T3_83">er</text:span><text:span text:style-name="T3_84"><text:s/></text:span><text:span text:style-name="T3_85">avansert</text:span><text:span text:style-name="T3_86"><text:s/></text:span><text:span text:style-name="T3_87">og</text:span><text:span text:style-name="T3_88"><text:s/></text:span><text:span text:style-name="T3_89">fancy</text:span><text:span text:style-name="T3_90">.<text:s/></text:span><text:span text:style-name="T3_91">Søk</text:span><text:span text:style-name="T3_92"><text:s/></text:span><text:span text:style-name="T3_93">og</text:span><text:span text:style-name="T3_94"><text:s/></text:span><text:span text:style-name="T3_95">Hvis</text:span><text:span text:style-name="T3_96"><text:s/></text:span><text:span text:style-name="T3_97">prosjektet</text:span><text:span text:style-name="T3_98"><text:s/></text:span><text:span text:style-name="T3_99">ferdigstilles</text:span><text:span text:style-name="T3_100"><text:s/></text:span><text:span text:style-name="T3_101">i</text:span><text:span text:style-name="T3_102"><text:s/></text:span><text:span text:style-name="T3_103">god</text:span><text:span text:style-name="T3_104"><text:s/></text:span><text:span text:style-name="T3_105">tid</text:span><text:span text:style-name="T3_106"><text:s/></text:span><text:span text:style-name="T3_107">innen</text:span><text:span text:style-name="T3_108"><text:s/></text:span><text:span text:style-name="T3_109">fristen</text:span><text:span text:style-name="T3_110">,<text:s/></text:span><text:span text:style-name="T3_111">er</text:span><text:span text:style-name="T3_112"><text:s/></text:span><text:span text:style-name="T3_113">dette</text:span><text:span text:style-name="T3_114"><text:s/></text:span><text:span text:style-name="T3_115">selvsagt</text:span><text:span text:style-name="T3_116"><text:s/></text:span><text:span text:style-name="T3_117">noe</text:span><text:span text:style-name="T3_118"><text:s/></text:span><text:span text:style-name="T3_119">vi</text:span><text:span text:style-name="T3_120"><text:s/></text:span><text:span text:style-name="T3_121">ønsker</text:span><text:span text:style-name="T3_122"><text:s/></text:span><text:span text:style-name="T3_123">å</text:span><text:span text:style-name="T3_124"><text:s/></text:span><text:span text:style-name="T3_125">utbedre</text:span><text:span text:style-name="T3_126">.</text:span></text:p>
      <text:p text:style-name="P4"/>
      <text:p text:style-name="P5"><text:span text:style-name="T5_1">-<text:s/></text:span><text:span text:style-name="T5_2">Konseptuelt</text:span><text:span text:style-name="T5_3"><text:s/></text:span><text:span text:style-name="T5_4">design</text:span></text:p>
      <text:p text:style-name="P6"><text:span text:style-name="T6_1">Match</text:span><text:span text:style-name="T6_2"><text:s/></text:span><text:span text:style-name="T6_3">funksjonen</text:span><text:span text:style-name="T6_4"><text:s/></text:span><text:span text:style-name="T6_5">skal</text:span><text:span text:style-name="T6_6"><text:s/></text:span><text:span text:style-name="T6_7">gi</text:span><text:span text:style-name="T6_8"><text:s/></text:span><text:span text:style-name="T6_9">brukerne</text:span><text:span text:style-name="T6_10"><text:s/></text:span><text:span text:style-name="T6_11">mulighet</text:span><text:span text:style-name="T6_12"><text:s/></text:span><text:span text:style-name="T6_13">til</text:span><text:span text:style-name="T6_14"><text:s/></text:span><text:span text:style-name="T6_15">å</text:span><text:span text:style-name="T6_16"><text:s/></text:span><text:span text:style-name="T6_17">opprette</text:span><text:span text:style-name="T6_18"><text:s/></text:span><text:span text:style-name="T6_19">kontaktannonser</text:span><text:span text:style-name="T6_20"><text:s/></text:span><text:span text:style-name="T6_21">samt</text:span><text:span text:style-name="T6_22"><text:s/></text:span><text:span text:style-name="T6_23">søke</text:span><text:span text:style-name="T6_24"><text:s/></text:span><text:span text:style-name="T6_25">etter</text:span><text:span text:style-name="T6_26"><text:s/></text:span><text:span text:style-name="T6_27">andres</text:span><text:span text:style-name="T6_28"><text:s/></text:span><text:span text:style-name="T6_29">kontaktannonser</text:span><text:span text:style-name="T6_30"><text:s/></text:span><text:span text:style-name="T6_31">ut</text:span><text:span text:style-name="T6_32"><text:s/></text:span><text:span text:style-name="T6_33">i</text:span><text:span text:style-name="T6_34"><text:s/></text:span><text:span text:style-name="T6_35">fra</text:span><text:span text:style-name="T6_36"><text:s/></text:span><text:span text:style-name="T6_37">deres</text:span><text:span text:style-name="T6_38"><text:s/></text:span><text:span text:style-name="T6_39">spesialitet</text:span><text:span text:style-name="T6_40">.</text:span></text:p>
      <text:p text:style-name="P7"><text:span text:style-name="T7_1">Brukerene</text:span><text:span text:style-name="T7_2"><text:s/></text:span><text:span text:style-name="T7_3">må</text:span><text:span text:style-name="T7_4"><text:s/></text:span><text:span text:style-name="T7_5">derfor</text:span><text:span text:style-name="T7_6"><text:s/></text:span><text:span text:style-name="T7_7">selv</text:span><text:span text:style-name="T7_8"><text:s/></text:span><text:span text:style-name="T7_9">sørge</text:span><text:span text:style-name="T7_10"><text:s/></text:span><text:span text:style-name="T7_11">for</text:span><text:span text:style-name="T7_12"><text:s/></text:span><text:span text:style-name="T7_13">at</text:span><text:span text:style-name="T7_14"><text:s/></text:span><text:span text:style-name="T7_15">informasjonen</text:span><text:span text:style-name="T7_16"><text:s/></text:span><text:span text:style-name="T7_17">de</text:span><text:span text:style-name="T7_18"><text:s/></text:span><text:span text:style-name="T7_19">legger</text:span><text:span text:style-name="T7_20"><text:s/></text:span><text:span text:style-name="T7_21">ut</text:span><text:span text:style-name="T7_22"><text:s/></text:span><text:span text:style-name="T7_23">stemmer</text:span><text:span text:style-name="T7_24"><text:s/></text:span><text:span text:style-name="T7_25">slik</text:span><text:span text:style-name="T7_26"><text:s/></text:span><text:span text:style-name="T7_27">at</text:span><text:span text:style-name="T7_28"><text:s/></text:span><text:span text:style-name="T7_29">de</text:span><text:span text:style-name="T7_30"><text:s/></text:span><text:span text:style-name="T7_31">kan</text:span><text:span text:style-name="T7_32"><text:s/></text:span><text:span text:style-name="T7_33">kontakte</text:span><text:span text:style-name="T7_34"><text:s/></text:span><text:span text:style-name="T7_35">og</text:span><text:span text:style-name="T7_36"><text:s/></text:span><text:span text:style-name="T7_37">bli</text:span><text:span text:style-name="T7_38"><text:s/></text:span><text:span text:style-name="T7_39">kontaktet</text:span><text:span text:style-name="T7_40">.</text:span><text:span text:style-name="T7_41"><text:s/></text:span></text:p>
      <text:p text:style-name="P8"/>
      <text:p text:style-name="P9"><text:span text:style-name="T9_1">(</text:span><text:span text:style-name="T9_2">bruk</text:span><text:span text:style-name="T9_3"><text:s/></text:span><text:span text:style-name="T9_4">av</text:span><text:span text:style-name="T9_5"><text:s/></text:span><text:span text:style-name="T9_6">use</text:span><text:span text:style-name="T9_7"><text:s/></text:span><text:span text:style-name="T9_8">case</text:span><text:span text:style-name="T9_9"><text:s/></text:span><text:span text:style-name="T9_10">til</text:span><text:span text:style-name="T9_11"><text:s/></text:span><text:span text:style-name="T9_12">å</text:span><text:span text:style-name="T9_13"><text:s/></text:span><text:span text:style-name="T9_14">få</text:span><text:span text:style-name="T9_15"><text:s/></text:span><text:span text:style-name="T9_16">frem</text:span></text:p>
      <text:p text:style-name="P10"><text:span text:style-name="T10_1">ønsket</text:span><text:span text:style-name="T10_2"><text:s/></text:span><text:span text:style-name="T10_3">funksjonalitet</text:span><text:span text:style-name="T10_4"><text:s/></text:span><text:span text:style-name="T10_5">i</text:span><text:span text:style-name="T10_6"><text:s/></text:span><text:span text:style-name="T10_7">systemet</text:span><text:span text:style-name="T10_8">/</text:span><text:span text:style-name="T10_9">løsningen</text:span><text:span text:style-name="T10_10">)</text:span></text:p>
      <text:p text:style-name="P11"><text:span text:style-name="T11_1">-<text:s/></text:span><text:span text:style-name="T11_2">Logisk</text:span><text:span text:style-name="T11_3"><text:s/></text:span><text:span text:style-name="T11_4">design</text:span><text:span text:style-name="T11_5"><text:s/>(</text:span><text:span text:style-name="T11_6">grafisk</text:span><text:span text:style-name="T11_7"><text:s/></text:span><text:span text:style-name="T11_8">og</text:span><text:span text:style-name="T11_9"><text:s/></text:span><text:span text:style-name="T11_10">tekstlig</text:span><text:span text:style-name="T11_11"><text:s/></text:span><text:span text:style-name="T11_12">fremstilling</text:span><text:span text:style-name="T11_13"><text:s/></text:span><text:span text:style-name="T11_14">av</text:span></text:p>
      <text:p text:style-name="P12"><text:span text:style-name="T12_1">tenkt</text:span><text:span text:style-name="T12_2"><text:s/></text:span><text:span text:style-name="T12_3">løsning</text:span><text:span text:style-name="T12_4">,<text:s/></text:span><text:span text:style-name="T12_5">forslag</text:span><text:span text:style-name="T12_6"><text:s/></text:span><text:span text:style-name="T12_7">til</text:span><text:span text:style-name="T12_8"><text:s/></text:span><text:span text:style-name="T12_9">struktur</text:span><text:span text:style-name="T12_10">/</text:span><text:span text:style-name="T12_11">hierarki</text:span><text:span text:style-name="T12_12">/</text:span><text:span text:style-name="T12_13">kobling</text:span></text:p>
      <text:p text:style-name="P13"><text:span text:style-name="T13_1">mellom</text:span><text:span text:style-name="T13_2"><text:s/></text:span><text:span text:style-name="T13_3">sider</text:span><text:span text:style-name="T13_4"><text:s/></text:span><text:span text:style-name="T13_5">på</text:span><text:span text:style-name="T13_6"><text:s/></text:span><text:span text:style-name="T13_7">websiten</text:span><text:span text:style-name="T13_8">/</text:span><text:span text:style-name="T13_9">løsningen</text:span><text:span text:style-name="T13_10">)</text:span></text:p>
      <text:p text:style-name="P14"><text:span text:style-name="T14_1">-<text:s/></text:span><text:span text:style-name="T14_2">Fysisk</text:span><text:span text:style-name="T14_3"><text:s/></text:span><text:span text:style-name="T14_4">design</text:span><text:span text:style-name="T14_5"><text:s/>(</text:span><text:span text:style-name="T14_6">valg</text:span><text:span text:style-name="T14_7"><text:s/></text:span><text:span text:style-name="T14_8">av</text:span><text:span text:style-name="T14_9"><text:s/></text:span><text:span text:style-name="T14_10">teknologi</text:span><text:span text:style-name="T14_11"><text:s/></text:span><text:span text:style-name="T14_12">for</text:span><text:span text:style-name="T14_13"><text:s/></text:span><text:span text:style-name="T14_14">å</text:span><text:span text:style-name="T14_15"><text:s/></text:span><text:span text:style-name="T14_16">løse</text:span><text:span text:style-name="T14_17"><text:s/></text:span><text:span text:style-name="T14_18">oppgaven</text:span><text:span text:style-name="T14_19">,</text:span></text:p>
      <text:p text:style-name="P15"><text:span text:style-name="T15_1">hvordan</text:span><text:span text:style-name="T15_2"><text:s/></text:span><text:span text:style-name="T15_3">skal</text:span><text:span text:style-name="T15_4"><text:s/></text:span><text:span text:style-name="T15_5">løsningen</text:span><text:span text:style-name="T15_6"><text:s/></text:span><text:span text:style-name="T15_7">bygges</text:span><text:span text:style-name="T15_8"><text:s/></text:span><text:span text:style-name="T15_9">teknisk</text:span><text:span text:style-name="T15_10"><text:s/></text:span><text:span text:style-name="T15_11">sett</text:span><text:span text:style-name="T15_12"><text:s/>-<text:s/></text:span><text:span text:style-name="T15_13">koding</text:span><text:span text:style-name="T15_14">)</text:span></text:p>
      <text:p text:style-name="P16"/>
      <text:p text:style-name="P17"/>
      <text:p text:style-name="P18"><text:span text:style-name="T18_1">//</text:span><text:span text:style-name="T18_2">Brukerene</text:span><text:span text:style-name="T18_3"><text:s/></text:span><text:span text:style-name="T18_4">må</text:span><text:span text:style-name="T18_5"><text:s/></text:span><text:span text:style-name="T18_6">derfor</text:span><text:span text:style-name="T18_7"><text:s/></text:span><text:span text:style-name="T18_8">selv</text:span><text:span text:style-name="T18_9"><text:s/></text:span><text:span text:style-name="T18_10">sørge</text:span><text:span text:style-name="T18_11"><text:s/></text:span><text:span text:style-name="T18_12">for</text:span><text:span text:style-name="T18_13"><text:s/></text:span><text:span text:style-name="T18_14">at</text:span><text:span text:style-name="T18_15"><text:s/></text:span><text:span text:style-name="T18_16">informasjonen</text:span><text:span text:style-name="T18_17"><text:s/></text:span><text:span text:style-name="T18_18">de</text:span><text:span text:style-name="T18_19"><text:s/></text:span><text:span text:style-name="T18_20">legger</text:span><text:span text:style-name="T18_21"><text:s/></text:span><text:span text:style-name="T18_22">ut</text:span><text:span text:style-name="T18_23"><text:s/></text:span><text:span text:style-name="T18_24">stemmer</text:span><text:span text:style-name="T18_25"><text:s/></text:span><text:span text:style-name="T18_26">slik</text:span><text:span text:style-name="T18_27"><text:s/></text:span><text:span text:style-name="T18_28">at</text:span><text:span text:style-name="T18_29"><text:s/></text:span><text:span text:style-name="T18_30">de</text:span><text:span text:style-name="T18_31"><text:s/></text:span><text:span text:style-name="T18_32">kan</text:span><text:span text:style-name="T18_33"><text:s/></text:span><text:span text:style-name="T18_34">kontakte</text:span><text:span text:style-name="T18_35"><text:s/></text:span><text:span text:style-name="T18_36">og</text:span><text:span text:style-name="T18_37"><text:s/></text:span><text:span text:style-name="T18_38">bli</text:span><text:span text:style-name="T18_39"><text:s/></text:span><text:span text:style-name="T18_40">kontaktet</text:span><text:span text:style-name="T18_41">.</text:span></text:p>
      <text:p text:style-name="P19"><text:span text:style-name="T19_1">Når</text:span><text:span text:style-name="T19_2"><text:s/></text:span><text:span text:style-name="T19_3">brukerne</text:span><text:span text:style-name="T19_4"><text:s/></text:span><text:span text:style-name="T19_5">oppretter</text:span><text:span text:style-name="T19_6"><text:s/></text:span><text:span text:style-name="T19_7">en</text:span><text:span text:style-name="T19_8"><text:s/></text:span><text:span text:style-name="T19_9">annonse</text:span><text:span text:style-name="T19_10">,<text:s/></text:span><text:span text:style-name="T19_11">legger</text:span><text:span text:style-name="T19_12"><text:s/></text:span><text:span text:style-name="T19_13">de</text:span><text:span text:style-name="T19_14"><text:s/></text:span><text:span text:style-name="T19_15">inn</text:span><text:span text:style-name="T19_16"><text:s/></text:span><text:span text:style-name="T19_17">et</text:span><text:span text:style-name="T19_18"><text:s/></text:span><text:span text:style-name="T19_19">passord</text:span><text:span text:style-name="T19_20"><text:s/></text:span><text:span text:style-name="T19_21">for</text:span><text:span text:style-name="T19_22"><text:s/></text:span><text:span text:style-name="T19_23">å</text:span><text:span text:style-name="T19_24"><text:s/></text:span><text:span text:style-name="T19_25">ha</text:span><text:span text:style-name="T19_26"><text:s/></text:span><text:span text:style-name="T19_27">mulighet</text:span><text:span text:style-name="T19_28"><text:s/></text:span><text:span text:style-name="T19_29">til</text:span><text:span text:style-name="T19_30"><text:s/></text:span><text:span text:style-name="T19_31">å</text:span><text:span text:style-name="T19_32"><text:s/></text:span><text:span text:style-name="T19_33">slette</text:span><text:span text:style-name="T19_34"><text:s/></text:span><text:span text:style-name="T19_35">annonsen</text:span><text:span text:style-name="T19_36"><text:s/></text:span><text:span text:style-name="T19_37">sin</text:span><text:span text:style-name="T19_38"><text:s/></text:span><text:span text:style-name="T19_39">igjen</text:span><text:span text:style-name="T19_40">.</text:span></text:p>
      <text:p text:style-name="P20"/>
      <text:p text:style-name="P21"><text:span text:style-name="T21_1">Logisk</text:span><text:span text:style-name="T21_2"><text:s/></text:span><text:span text:style-name="T21_3">design</text:span></text:p>
      <text:p text:style-name="P22"><text:span text:style-name="T22_1">Forsiden</text:span><text:span text:style-name="T22_2"><text:s/></text:span><text:span text:style-name="T22_3">skal</text:span><text:span text:style-name="T22_4"><text:s/></text:span><text:span text:style-name="T22_5">inneholde</text:span><text:span text:style-name="T22_6">:</text:span></text:p>
      <text:p text:style-name="P23"><text:span text:style-name="T23_1">-<text:s/></text:span><text:span text:style-name="T23_2">Header</text:span><text:span text:style-name="T23_3"><text:s/></text:span><text:span text:style-name="T23_4">med</text:span><text:span text:style-name="T23_5"><text:s/></text:span><text:span text:style-name="T23_6">logoen</text:span><text:span text:style-name="T23_7"><text:s/>“</text:span><text:span text:style-name="T23_8">Dare</text:span><text:span text:style-name="T23_9"><text:s/></text:span><text:span text:style-name="T23_10">To</text:span><text:span text:style-name="T23_11"><text:s/></text:span><text:span text:style-name="T23_12">Be</text:span><text:span text:style-name="T23_13"><text:s/></text:span><text:span text:style-name="T23_14">Digital</text:span><text:span text:style-name="T23_15"><text:s/></text:span><text:span text:style-name="T23_16">Nordic</text:span><text:span text:style-name="T23_17"><text:s/></text:span><text:span text:style-name="T23_18">Selection</text:span><text:span text:style-name="T23_19"><text:s/></text:span><text:span text:style-name="T23_20">Event</text:span><text:span text:style-name="T23_21"><text:s/>2013”<text:s/></text:span><text:span text:style-name="T23_22">og</text:span><text:span text:style-name="T23_23"><text:s/></text:span><text:span text:style-name="T23_24">en</text:span><text:span text:style-name="T23_25"><text:s/></text:span><text:span text:style-name="T23_26">undertekst</text:span><text:span text:style-name="T23_27"><text:s/></text:span><text:span text:style-name="T23_28">med</text:span><text:span text:style-name="T23_29"><text:s/>“</text:span><text:span text:style-name="T23_30">Let</text:span><text:span text:style-name="T23_31"><text:s/></text:span><text:span text:style-name="T23_32">your</text:span><text:span text:style-name="T23_33"><text:s/></text:span><text:span text:style-name="T23_34">imagination</text:span><text:span text:style-name="T23_35"><text:s/></text:span><text:span text:style-name="T23_36">fly</text:span><text:span text:style-name="T23_37">”.<text:s/></text:span><text:span text:style-name="T23_38">Logoen</text:span><text:span text:style-name="T23_39"><text:s/></text:span><text:span text:style-name="T23_40">skal</text:span><text:span text:style-name="T23_41"><text:s/></text:span><text:span text:style-name="T23_42">ha</text:span><text:span text:style-name="T23_43"><text:s/></text:span><text:span text:style-name="T23_44">sammme</text:span><text:span text:style-name="T23_45"><text:s/></text:span><text:span text:style-name="T23_46">stil</text:span><text:span text:style-name="T23_47"><text:s/></text:span><text:span text:style-name="T23_48">som</text:span><text:span text:style-name="T23_49"><text:s/></text:span><text:span text:style-name="T23_50">Dare</text:span><text:span text:style-name="T23_51"><text:s/></text:span><text:span text:style-name="T23_52">To</text:span><text:span text:style-name="T23_53"><text:s/></text:span><text:span text:style-name="T23_54">Be</text:span><text:span text:style-name="T23_55"><text:s/></text:span><text:span text:style-name="T23_56">Digital</text:span><text:span text:style-name="T23_57">’</text:span><text:span text:style-name="T23_58">s</text:span><text:span text:style-name="T23_59"><text:s/></text:span><text:span text:style-name="T23_60">opprinnelige</text:span><text:span text:style-name="T23_61"><text:s/></text:span><text:span text:style-name="T23_62">logo</text:span><text:span text:style-name="T23_63">.</text:span></text:p>
      <text:p text:style-name="P24"><text:span text:style-name="T24_1">-<text:s/></text:span><text:span text:style-name="T24_2">Lenke</text:span><text:span text:style-name="T24_3"><text:s/></text:span><text:span text:style-name="T24_4">til</text:span><text:span text:style-name="T24_5"><text:s/></text:span><text:span text:style-name="T24_6">hovedside</text:span><text:span text:style-name="T24_7"><text:s/>(</text:span><text:span text:style-name="T24_8">daretobedigital</text:span><text:span text:style-name="T24_9">.</text:span><text:span text:style-name="T24_10">com</text:span><text:span text:style-name="T24_11">),<text:s/></text:span><text:span text:style-name="T24_12">facebook</text:span><text:span text:style-name="T24_13"><text:s/></text:span><text:span text:style-name="T24_14">eventet</text:span><text:span text:style-name="T24_15"><text:s/></text:span><text:span text:style-name="T24_16">samt</text:span><text:span text:style-name="T24_17"><text:s/></text:span><text:span text:style-name="T24_18">twitter</text:span><text:span text:style-name="T24_19">.</text:span></text:p>
      <text:p text:style-name="P25"><text:span text:style-name="T25_1">-<text:s/></text:span><text:span text:style-name="T25_2">Oversikt</text:span><text:span text:style-name="T25_3"><text:s/></text:span><text:span text:style-name="T25_4">over</text:span><text:span text:style-name="T25_5"><text:s/></text:span><text:span text:style-name="T25_6">all</text:span><text:span text:style-name="T25_7"><text:s/></text:span><text:span text:style-name="T25_8">nødvendig</text:span><text:span text:style-name="T25_9"><text:s/></text:span><text:span text:style-name="T25_10">informasjon</text:span><text:span text:style-name="T25_11"><text:s/></text:span><text:span text:style-name="T25_12">om</text:span><text:span text:style-name="T25_13"><text:s/></text:span><text:span text:style-name="T25_14">konkurransen</text:span><text:span text:style-name="T25_15"><text:s/>(</text:span><text:span text:style-name="T25_16">tid</text:span><text:span text:style-name="T25_17">-</text:span><text:span text:style-name="T25_18">sted</text:span><text:span text:style-name="T25_19">-</text:span><text:span text:style-name="T25_20">etc</text:span><text:span text:style-name="T25_21">)<text:s/>.</text:span></text:p>
      <text:p text:style-name="P26"><text:span text:style-name="T26_1">-<text:s/></text:span><text:span text:style-name="T26_2">Premien</text:span><text:span text:style-name="T26_3"><text:s/></text:span><text:span text:style-name="T26_4">og</text:span><text:span text:style-name="T26_5"><text:s/></text:span><text:span text:style-name="T26_6">fordelene</text:span><text:span text:style-name="T26_7"><text:s/></text:span><text:span text:style-name="T26_8">ved</text:span><text:span text:style-name="T26_9"><text:s/></text:span><text:span text:style-name="T26_10">å</text:span><text:span text:style-name="T26_11"><text:s/></text:span><text:span text:style-name="T26_12">delta</text:span></text:p>
      <text:p text:style-name="P27"><text:span text:style-name="T27_1">-<text:s/></text:span><text:span text:style-name="T27_2">Knapp</text:span><text:span text:style-name="T27_3">/</text:span><text:span text:style-name="T27_4">Lenke</text:span><text:span text:style-name="T27_5"><text:s/></text:span><text:span text:style-name="T27_6">med</text:span><text:span text:style-name="T27_7"><text:s/>“</text:span><text:span text:style-name="T27_8">Apply</text:span><text:span text:style-name="T27_9"><text:s/></text:span><text:span text:style-name="T27_10">now</text:span><text:span text:style-name="T27_11">!”.<text:s/></text:span><text:span text:style-name="T27_12">Lenken</text:span><text:span text:style-name="T27_13"><text:s/></text:span><text:span text:style-name="T27_14">fører</text:span><text:span text:style-name="T27_15"><text:s/></text:span><text:span text:style-name="T27_16">til</text:span><text:span text:style-name="T27_17"><text:s/></text:span><text:span text:style-name="T27_18">daretobedigital</text:span><text:span text:style-name="T27_19">.</text:span><text:span text:style-name="T27_20">com</text:span><text:span text:style-name="T27_21"><text:s/></text:span><text:span text:style-name="T27_22">sin</text:span><text:span text:style-name="T27_23"><text:s/></text:span><text:span text:style-name="T27_24">oppmeldings</text:span><text:span text:style-name="T27_25"><text:s/></text:span><text:span text:style-name="T27_26">side</text:span><text:span text:style-name="T27_27">(</text:span><text:span text:style-name="T27_28">http</text:span><text:span text:style-name="T27_29">://</text:span><text:span text:style-name="T27_30">www</text:span><text:span text:style-name="T27_31">.</text:span><text:span text:style-name="T27_32">daretobedigital</text:span><text:span text:style-name="T27_33">.</text:span><text:span text:style-name="T27_34">com</text:span><text:span text:style-name="T27_35">/</text:span><text:span text:style-name="T27_36">d</text:span><text:span text:style-name="T27_37">2</text:span><text:span text:style-name="T27_38">bd</text:span><text:span text:style-name="T27_39">/</text:span><text:span text:style-name="T27_40">login</text:span><text:span text:style-name="T27_41">-</text:span><text:span text:style-name="T27_42">or</text:span><text:span text:style-name="T27_43">-</text:span><text:span text:style-name="T27_44">register</text:span><text:span text:style-name="T27_45">/</text:span><text:span text:style-name="T27_46">login</text:span><text:span text:style-name="T27_47">.</text:span><text:span text:style-name="T27_48">php</text:span><text:span text:style-name="T27_49">?</text:span><text:span text:style-name="T27_50">accesscheck</text:span><text:span text:style-name="T27_51">=</text:span><text:span text:style-name="T27_52">apply</text:span><text:span text:style-name="T27_53">-2013)</text:span></text:p>
      <text:p text:style-name="P28"/>
      <text:p text:style-name="P29"><text:span text:style-name="T29_1">Fysisk</text:span><text:span text:style-name="T29_2"><text:s/></text:span><text:span text:style-name="T29_3">design</text:span></text:p>
      <text:p text:style-name="P30"><text:span text:style-name="T30_1">-<text:s/></text:span><text:span text:style-name="T30_2">søk</text:span><text:span text:style-name="T30_3"><text:s/></text:span><text:span text:style-name="T30_4">og</text:span><text:span text:style-name="T30_5"><text:s/></text:span><text:span text:style-name="T30_6">match</text:span><text:span text:style-name="T30_7"><text:s/></text:span><text:span text:style-name="T30_8">funksjon</text:span><text:span text:style-name="T30_9">:<text:s/></text:span><text:span text:style-name="T30_10">php</text:span><text:span text:style-name="T30_11"><text:s/></text:span><text:span text:style-name="T30_12">script</text:span><text:span text:style-name="T30_13"><text:s/></text:span><text:span text:style-name="T30_14">mot</text:span><text:span text:style-name="T30_15"><text:s/></text:span><text:span text:style-name="T30_16">mysql</text:span><text:span text:style-name="T30_17"><text:s/></text:span><text:span text:style-name="T30_18">database</text:span><text:span text:style-name="T30_19"><text:s/></text:span><text:span text:style-name="T30_20">på</text:span><text:span text:style-name="T30_21"><text:s/></text:span><text:span text:style-name="T30_22">nith</text:span><text:span text:style-name="T30_23"><text:s/></text:span><text:span text:style-name="T30_24">sin</text:span><text:span text:style-name="T30_25"><text:s/></text:span><text:span text:style-name="T30_26">server</text:span><text:span text:style-name="T30_27">.</text:span></text:p>
      <text:p text:style-name="P31"><text:span text:style-name="T31_1">-<text:s/></text:span><text:span text:style-name="T31_2">hjemmesiden</text:span><text:span text:style-name="T31_3">:<text:s/></text:span><text:span text:style-name="T31_4">kodet</text:span><text:span text:style-name="T31_5"><text:s/></text:span><text:span text:style-name="T31_6">i</text:span><text:span text:style-name="T31_7"><text:s/></text:span><text:span text:style-name="T31_8">html</text:span><text:span text:style-name="T31_9"><text:s/></text:span><text:span text:style-name="T31_10">og</text:span><text:span text:style-name="T31_11"><text:s/></text:span><text:span text:style-name="T31_12">CSS</text:span></text:p>
      <text:p text:style-name="P32"/>
      <text:p text:style-name="P33"/>
      <text:p text:style-name="P34"><text:span text:style-name="T34_1">Funksjonell</text:span><text:span text:style-name="T34_2"><text:s/></text:span><text:span text:style-name="T34_3">beskrivelse</text:span><text:span text:style-name="T34_4">:</text:span><text:span text:style-name="T34_5"><text:line-break/></text:span><text:span text:style-name="T34_6">når</text:span><text:span text:style-name="T34_7"><text:s/></text:span><text:span text:style-name="T34_8">en</text:span><text:span text:style-name="T34_9"><text:s/></text:span><text:span text:style-name="T34_10">bruker</text:span><text:span text:style-name="T34_11"><text:s/></text:span><text:span text:style-name="T34_12">er</text:span><text:span text:style-name="T34_13"><text:s/></text:span><text:span text:style-name="T34_14">ferdig</text:span><text:span text:style-name="T34_15"><text:s/></text:span><text:span text:style-name="T34_16">med</text:span><text:span text:style-name="T34_17"><text:s/></text:span><text:span text:style-name="T34_18">å</text:span><text:span text:style-name="T34_19"><text:s/></text:span><text:span text:style-name="T34_20">registrere</text:span><text:span text:style-name="T34_21"><text:s/></text:span><text:span text:style-name="T34_22">en</text:span><text:span text:style-name="T34_23"><text:s/></text:span><text:span text:style-name="T34_24">annonse</text:span><text:span text:style-name="T34_25"><text:s/></text:span><text:span text:style-name="T34_26">skal</text:span><text:span text:style-name="T34_27"><text:s/></text:span><text:span text:style-name="T34_28">det</text:span><text:span text:style-name="T34_29"><text:s/></text:span><text:span text:style-name="T34_30">dukke</text:span><text:span text:style-name="T34_31"><text:s/></text:span><text:span text:style-name="T34_32">opp</text:span><text:span text:style-name="T34_33"><text:s/></text:span><text:span text:style-name="T34_34">en</text:span><text:span text:style-name="T34_35"><text:s/></text:span><text:span text:style-name="T34_36">melding</text:span><text:span text:style-name="T34_37"><text:s/></text:span><text:span text:style-name="T34_38">med</text:span><text:span text:style-name="T34_39"><text:s/>“</text:span><text:span text:style-name="T34_40">Din</text:span><text:span text:style-name="T34_41"><text:s/></text:span><text:span text:style-name="T34_42">annonse</text:span><text:span text:style-name="T34_43"><text:s/></text:span><text:span text:style-name="T34_44">er</text:span><text:span text:style-name="T34_45"><text:s/></text:span><text:span text:style-name="T34_46">nå</text:span><text:span text:style-name="T34_47"><text:s/></text:span><text:span text:style-name="T34_48">registrert</text:span><text:span text:style-name="T34_49">”<text:s/>+<text:s/>“</text:span><text:span text:style-name="T34_50">vent</text:span><text:span text:style-name="T34_51"><text:s/></text:span><text:span text:style-name="T34_52">litt</text:span><text:span text:style-name="T34_53">”<text:s/></text:span><text:span text:style-name="T34_54">før</text:span><text:span text:style-name="T34_55"><text:s/></text:span><text:span text:style-name="T34_56">man</text:span><text:span text:style-name="T34_57"><text:s/></text:span><text:span text:style-name="T34_58">ført</text:span><text:span text:style-name="T34_59"><text:s/></text:span><text:span text:style-name="T34_60">tilbake</text:span><text:span text:style-name="T34_61"><text:s/></text:span><text:span text:style-name="T34_62">til</text:span><text:span text:style-name="T34_63"><text:s/></text:span><text:span text:style-name="T34_64">hovedsiden</text:span><text:span text:style-name="T34_65">.</text:span></text:p>
      <text:p text:style-name="P35"/>
      <text:p text:style-name="P36"/>
      <text:p text:style-name="P37"/>
      <text:p text:style-name="P38"/>
      <text:p text:style-name="P39"><text:span text:style-name="T39_1">-</text:span><text:span text:style-name="T39_2">forside</text:span><text:span text:style-name="T39_3">:<text:s/></text:span><text:span text:style-name="T39_4">inneholde</text:span><text:span text:style-name="T39_5"><text:s/></text:span><text:span text:style-name="T39_6">youtube</text:span><text:span text:style-name="T39_7"><text:s text:c="2"/>“</text:span><text:span text:style-name="T39_8">Apply</text:span><text:span text:style-name="T39_9"><text:s/></text:span><text:span text:style-name="T39_10">now</text:span><text:span text:style-name="T39_11">”</text:span><text:span text:style-name="T39_12">videoen</text:span><text:span text:style-name="T39_13"><text:s/></text:span><text:span text:style-name="T39_14">fra</text:span><text:span text:style-name="T39_15"><text:s/></text:span><text:span text:style-name="T39_16">daretobedigital</text:span><text:span text:style-name="T39_17">.</text:span><text:span text:style-name="T39_18">com</text:span><text:span text:style-name="T39_19"><text:s/>,<text:s/></text:span><text:span text:style-name="T39_20">viktige</text:span><text:span text:style-name="T39_21"><text:s/></text:span><text:span text:style-name="T39_22">datoer</text:span><text:span text:style-name="T39_23">,<text:s/></text:span><text:span text:style-name="T39_24">lenke</text:span><text:span text:style-name="T39_25"><text:s/></text:span><text:span text:style-name="T39_26">til</text:span><text:span text:style-name="T39_27"><text:s/></text:span><text:span text:style-name="T39_28">informasjonsside</text:span><text:span text:style-name="T39_29"><text:s/></text:span><text:span text:style-name="T39_30">om</text:span><text:span text:style-name="T39_31"><text:s/></text:span><text:span text:style-name="T39_32">alt</text:span><text:span text:style-name="T39_33"><text:s/></text:span><text:span text:style-name="T39_34">man</text:span><text:span text:style-name="T39_35"><text:s/></text:span><text:span text:style-name="T39_36">trenger</text:span><text:span text:style-name="T39_37"><text:s/></text:span><text:span text:style-name="T39_38">å</text:span><text:span text:style-name="T39_39"><text:s/></text:span><text:span text:style-name="T39_40">vite</text:span><text:span text:style-name="T39_41"><text:s/></text:span><text:span text:style-name="T39_42">for</text:span><text:span text:style-name="T39_43"><text:s/></text:span><text:span text:style-name="T39_44">å</text:span><text:span text:style-name="T39_45"><text:s/></text:span><text:span text:style-name="T39_46">søke</text:span><text:span text:style-name="T39_47"><text:s/>,</text:span></text:p>
      <text:p text:style-name="P40"><text:span text:style-name="T40_1">-</text:span><text:span text:style-name="T40_2">prisen</text:span><text:span text:style-name="T40_3"><text:s text:c="2"/></text:span><text:span text:style-name="T40_4">og</text:span><text:span text:style-name="T40_5"><text:s/></text:span><text:span text:style-name="T40_6">fordelene</text:span><text:span text:style-name="T40_7"><text:s/></text:span><text:span text:style-name="T40_8">med</text:span><text:span text:style-name="T40_9"><text:s/></text:span><text:span text:style-name="T40_10">å</text:span><text:span text:style-name="T40_11"><text:s/></text:span><text:span text:style-name="T40_12">delta</text:span><text:span text:style-name="T40_13"><text:s/></text:span></text:p>
      <text:p text:style-name="P41"><text:span text:style-name="T41_1">-</text:span><text:span text:style-name="T41_2">trenger</text:span><text:span text:style-name="T41_3"><text:s/></text:span><text:span text:style-name="T41_4">du</text:span><text:span text:style-name="T41_5"><text:s/></text:span><text:span text:style-name="T41_6">gruppe</text:span><text:span text:style-name="T41_7"><text:s/>/<text:s/></text:span><text:span text:style-name="T41_8">trenger</text:span><text:span text:style-name="T41_9"><text:s/></text:span><text:span text:style-name="T41_10">du</text:span><text:span text:style-name="T41_11"><text:s/></text:span><text:span text:style-name="T41_12">gruppemedlem</text:span><text:span text:style-name="T41_13"><text:s/>?<text:s/>(</text:span><text:span text:style-name="T41_14">referanse</text:span><text:span text:style-name="T41_15"><text:s/></text:span><text:span text:style-name="T41_16">til</text:span><text:span text:style-name="T41_17"><text:s/></text:span><text:span text:style-name="T41_18">søk</text:span><text:span text:style-name="T41_19"><text:s/></text:span><text:span text:style-name="T41_20">og</text:span><text:span text:style-name="T41_21"><text:s/></text:span><text:span text:style-name="T41_22">match</text:span><text:span text:style-name="T41_23"><text:s/></text:span><text:span text:style-name="T41_24">systemet</text:span><text:span text:style-name="T41_25">)</text:span></text:p>
      <text:p text:style-name="P42"><text:span text:style-name="T42_1">hente</text:span><text:span text:style-name="T42_2"><text:s/></text:span><text:span text:style-name="T42_3">ut</text:span><text:span text:style-name="T42_4"><text:s/></text:span><text:span text:style-name="T42_5">alt</text:span><text:span text:style-name="T42_6"><text:s/></text:span><text:span text:style-name="T42_7">vi</text:span><text:span text:style-name="T42_8"><text:s/></text:span><text:span text:style-name="T42_9">trenger</text:span><text:span text:style-name="T42_10"><text:s/></text:span><text:span text:style-name="T42_11">fra</text:span><text:span text:style-name="T42_12"><text:s text:c="2"/></text:span><text:span text:style-name="T42_13"><text:a xlink:type="simple" xlink:href="http://www.daretobedigital.com/37_About.html"><text:span text:style-name="T42_14">http</text:span></text:a></text:span><text:span text:style-name="T42_15"><text:a xlink:type="simple" xlink:href="http://www.daretobedigital.com/37_About.html"><text:span text:style-name="T42_16">://</text:span></text:a></text:span><text:span text:style-name="T42_17"><text:a xlink:type="simple" xlink:href="http://www.daretobedigital.com/37_About.html"><text:span text:style-name="T42_18">www</text:span></text:a></text:span><text:span text:style-name="T42_19"><text:a xlink:type="simple" xlink:href="http://www.daretobedigital.com/37_About.html"><text:span text:style-name="T42_20">.</text:span></text:a></text:span><text:span text:style-name="T42_21"><text:a xlink:type="simple" xlink:href="http://www.daretobedigital.com/37_About.html"><text:span text:style-name="T42_22">daretobedigital</text:span></text:a></text:span><text:span text:style-name="T42_23"><text:a xlink:type="simple" xlink:href="http://www.daretobedigital.com/37_About.html"><text:span text:style-name="T42_24">.</text:span></text:a></text:span><text:span text:style-name="T42_25"><text:a xlink:type="simple" xlink:href="http://www.daretobedigital.com/37_About.html"><text:span text:style-name="T42_26">com</text:span></text:a></text:span><text:span text:style-name="T42_27"><text:a xlink:type="simple" xlink:href="http://www.daretobedigital.com/37_About.html"><text:span text:style-name="T42_28">/37_</text:span></text:a></text:span><text:span text:style-name="T42_29"><text:a xlink:type="simple" xlink:href="http://www.daretobedigital.com/37_About.html"><text:span text:style-name="T42_30">About</text:span></text:a></text:span><text:span text:style-name="T42_31"><text:a xlink:type="simple" xlink:href="http://www.daretobedigital.com/37_About.html"><text:span text:style-name="T42_32">.</text:span></text:a></text:span><text:span text:style-name="T42_33"><text:a xlink:type="simple" xlink:href="http://www.daretobedigital.com/37_About.html"><text:span text:style-name="T42_34">html</text:span></text:a></text:span><text:span text:style-name="T42_35"><text:s text:c="2"/></text:span><text:span text:style-name="T42_36">og</text:span><text:span text:style-name="T42_37"><text:s/></text:span><text:span text:style-name="T42_38">sette</text:span><text:span text:style-name="T42_39"><text:s/></text:span><text:span text:style-name="T42_40">sammen</text:span><text:span text:style-name="T42_41"><text:s/></text:span><text:span text:style-name="T42_42">i</text:span><text:span text:style-name="T42_43"><text:s/></text:span><text:span text:style-name="T42_44">stikkord</text:span><text:span text:style-name="T42_45"><text:s/></text:span><text:span text:style-name="T42_46">om</text:span><text:span text:style-name="T42_47"><text:s/></text:span><text:span text:style-name="T42_48">premien</text:span><text:span text:style-name="T42_49"><text:s/></text:span><text:span text:style-name="T42_50">i</text:span><text:span text:style-name="T42_51"><text:s/></text:span><text:span text:style-name="T42_52">et</text:span><text:span text:style-name="T42_53"><text:s text:c="2"/></text:span><text:span text:style-name="T42_54">kult</text:span><text:span text:style-name="T42_55">/</text:span><text:span text:style-name="T42_56">appelerende</text:span><text:span text:style-name="T42_57"><text:s/></text:span><text:span text:style-name="T42_58">photoshop</text:span><text:span text:style-name="T42_59"><text:s/></text:span><text:span text:style-name="T42_60">bilde</text:span><text:span text:style-name="T42_61">.<text:s/></text:span><text:span text:style-name="T42_62">På</text:span><text:span text:style-name="T42_63"><text:s/></text:span><text:span text:style-name="T42_64">denne</text:span><text:span text:style-name="T42_65"><text:s/></text:span><text:span text:style-name="T42_66">plakaten</text:span><text:span text:style-name="T42_67"><text:s/></text:span><text:span text:style-name="T42_68">skal</text:span><text:span text:style-name="T42_69"><text:s/></text:span><text:span text:style-name="T42_70">det</text:span><text:span text:style-name="T42_71"><text:s/></text:span><text:span text:style-name="T42_72">stå</text:span><text:span text:style-name="T42_73"><text:s/>“</text:span><text:span text:style-name="T42_74">trykk</text:span><text:span text:style-name="T42_75"><text:s/></text:span><text:span text:style-name="T42_76">her</text:span><text:span text:style-name="T42_77">”<text:s/></text:span><text:span text:style-name="T42_78">for</text:span><text:span text:style-name="T42_79"><text:s/></text:span><text:span text:style-name="T42_80">å</text:span><text:span text:style-name="T42_81"><text:s/></text:span><text:span text:style-name="T42_82">lese</text:span><text:span text:style-name="T42_83"><text:s/></text:span><text:span text:style-name="T42_84">mer</text:span><text:span text:style-name="T42_85"><text:s/>…”<text:s/></text:span><text:span text:style-name="T42_86">Her</text:span><text:span text:style-name="T42_87"><text:s/></text:span><text:span text:style-name="T42_88">skal</text:span><text:span text:style-name="T42_89"><text:s/></text:span><text:span text:style-name="T42_90">det</text:span><text:span text:style-name="T42_91"><text:s/></text:span><text:span text:style-name="T42_92">stå</text:span><text:span text:style-name="T42_93"><text:s/></text:span><text:span text:style-name="T42_94">mer</text:span><text:span text:style-name="T42_95"><text:s/></text:span><text:span text:style-name="T42_96">utfyllende</text:span><text:span text:style-name="T42_97"><text:s/></text:span><text:span text:style-name="T42_98">om</text:span><text:span text:style-name="T42_99"><text:s/></text:span><text:span text:style-name="T42_100">prisen</text:span><text:span text:style-name="T42_101">,<text:s/></text:span><text:span text:style-name="T42_102">opplegget</text:span><text:span text:style-name="T42_103">,<text:s/></text:span><text:span text:style-name="T42_104">Bafta</text:span><text:span text:style-name="T42_105"><text:s/></text:span><text:span text:style-name="T42_106">Awards</text:span><text:span text:style-name="T42_107"><text:s/></text:span><text:span text:style-name="T42_108">osv</text:span><text:span text:style-name="T42_109">.</text:span><text:span text:style-name="T42_110">informasjon</text:span><text:span text:style-name="T42_111"><text:s/></text:span><text:span text:style-name="T42_112">om</text:span><text:span text:style-name="T42_113"><text:s/></text:span><text:span text:style-name="T42_114">hvor</text:span><text:span text:style-name="T42_115"><text:s/></text:span><text:span text:style-name="T42_116">og</text:span><text:span text:style-name="T42_117"><text:s/></text:span><text:span text:style-name="T42_118">når</text:span><text:span text:style-name="T42_119"><text:s/></text:span><text:span text:style-name="T42_120">konkurransen</text:span><text:span text:style-name="T42_121"><text:s/></text:span><text:span text:style-name="T42_122">avholdes</text:span><text:span text:style-name="T42_123"><text:s/></text:span><text:span text:style-name="T42_124">med</text:span><text:span text:style-name="T42_125"><text:s/></text:span><text:span text:style-name="T42_126">NITH</text:span><text:span text:style-name="T42_127"><text:s/></text:span><text:span text:style-name="T42_128">logo</text:span><text:span text:style-name="T42_129"><text:s/></text:span><text:span text:style-name="T42_130">samt</text:span><text:span text:style-name="T42_131"><text:s/></text:span><text:span text:style-name="T42_132">lenke</text:span><text:span text:style-name="T42_133"><text:s/></text:span><text:span text:style-name="T42_134">til</text:span><text:span text:style-name="T42_135"><text:s/></text:span><text:span text:style-name="T42_136">NITH</text:span></text:p>
      <text:p text:style-name="P43"><text:span text:style-name="T43_1">lenke</text:span><text:span text:style-name="T43_2"><text:s/></text:span><text:span text:style-name="T43_3">til</text:span><text:span text:style-name="T43_4"><text:s/></text:span><text:span text:style-name="T43_5">BAFTA</text:span><text:span text:style-name="T43_6"><text:s/></text:span><text:span text:style-name="T43_7">awards</text:span><text:span text:style-name="T43_8"><text:s/></text:span></text:p>
      <text:p text:style-name="P44"/>
      <text:p text:style-name="P45"><text:span text:style-name="T45_1">SCOPE</text:span><text:span text:style-name="T45_2"><text:s/></text:span><text:span text:style-name="T45_3">for</text:span><text:span text:style-name="T45_4"><text:s/></text:span><text:span text:style-name="T45_5">denne</text:span><text:span text:style-name="T45_6"><text:s/></text:span><text:span text:style-name="T45_7">iterasjonen</text:span></text:p>
      <text:p text:style-name="P46"><text:span text:style-name="T46_1">versjon</text:span><text:span text:style-name="T46_2">:<text:s/><text:tab/><text:tab/><text:tab/><text:tab/><text:tab/><text:tab/><text:tab/>0.1</text:span></text:p>
      <text:p text:style-name="P47"><text:span text:style-name="T47_1">Dokumenter</text:span><text:span text:style-name="T47_2"><text:s/></text:span><text:span text:style-name="T47_3">fryses</text:span><text:span text:style-name="T47_4"><text:s/></text:span><text:span text:style-name="T47_5">og</text:span><text:span text:style-name="T47_6"><text:s/></text:span><text:span text:style-name="T47_7">løsningen</text:span><text:span text:style-name="T47_8"><text:s/></text:span><text:span text:style-name="T47_9">leveres</text:span><text:span text:style-name="T47_10">:<text:tab/><text:tab/>15.03.13<text:s/></text:span><text:span text:style-name="T47_11">kl</text:span><text:span text:style-name="T47_12"><text:s/>15:00</text:span></text:p>
      <text:p text:style-name="P48"><text:span text:style-name="T48_1">Skrevet</text:span><text:span text:style-name="T48_2"><text:s/></text:span><text:span text:style-name="T48_3">ned</text:span><text:span text:style-name="T48_4"><text:s/></text:span><text:span text:style-name="T48_5">og</text:span><text:span text:style-name="T48_6"><text:s/></text:span><text:span text:style-name="T48_7">satt</text:span><text:span text:style-name="T48_8"><text:s/></text:span><text:span text:style-name="T48_9">sammen</text:span><text:span text:style-name="T48_10"><text:s/></text:span><text:span text:style-name="T48_11">all</text:span><text:span text:style-name="T48_12"><text:s/></text:span><text:span text:style-name="T48_13">dokumentasjon</text:span><text:span text:style-name="T48_14"><text:s/></text:span><text:span text:style-name="T48_15">i</text:span><text:span text:style-name="T48_16"><text:s/></text:span><text:span text:style-name="T48_17">henhold</text:span><text:span text:style-name="T48_18"><text:s/></text:span><text:span text:style-name="T48_19">til</text:span><text:span text:style-name="T48_20"><text:s/></text:span><text:span text:style-name="T48_21">MSF</text:span><text:span text:style-name="T48_22">-</text:span><text:span text:style-name="T48_23">modellen</text:span><text:span text:style-name="T48_24">.</text:span></text:p>
      <text:p text:style-name="P49"><text:span text:style-name="T49_1">Utarbeidet</text:span><text:span text:style-name="T49_2"><text:s/></text:span><text:span text:style-name="T49_3">grunnlegegnde</text:span><text:span text:style-name="T49_4"><text:s/></text:span><text:span text:style-name="T49_5">skisse</text:span><text:span text:style-name="T49_6"><text:s/></text:span><text:span text:style-name="T49_7">i</text:span><text:span text:style-name="T49_8"><text:s/></text:span><text:span text:style-name="T49_9">MockFlow</text:span><text:span text:style-name="T49_10"><text:s/></text:span><text:span text:style-name="T49_11">over</text:span><text:span text:style-name="T49_12"><text:s/></text:span><text:span text:style-name="T49_13">oppsettet</text:span><text:span text:style-name="T49_14"><text:s/>/<text:s/></text:span><text:span text:style-name="T49_15">utseendet</text:span><text:span text:style-name="T49_16"><text:s/></text:span><text:span text:style-name="T49_17">av</text:span><text:span text:style-name="T49_18"><text:s/></text:span><text:span text:style-name="T49_19">siden</text:span><text:span text:style-name="T49_20">.</text:span></text:p>
      <text:p text:style-name="P50"><text:span text:style-name="T50_1">Planlegge</text:span><text:span text:style-name="T50_2"><text:s/></text:span><text:span text:style-name="T50_3">funksjonaliteten</text:span><text:span text:style-name="T50_4"><text:s/></text:span><text:span text:style-name="T50_5">og</text:span><text:span text:style-name="T50_6"><text:s/></text:span><text:span text:style-name="T50_7">designet</text:span><text:span text:style-name="T50_8"><text:s/></text:span><text:span text:style-name="T50_9">til</text:span><text:span text:style-name="T50_10"><text:s/></text:span><text:span text:style-name="T50_11">endelige</text:span><text:span text:style-name="T50_12"><text:s/></text:span><text:span text:style-name="T50_13">produkt</text:span><text:span text:style-name="T50_14">.</text:span></text:p>
      <text:p text:style-name="P51"><text:span text:style-name="T51_1">Kode</text:span><text:span text:style-name="T51_2"><text:s/></text:span><text:span text:style-name="T51_3">opbygningen</text:span><text:span text:style-name="T51_4"><text:s/></text:span><text:span text:style-name="T51_5">til</text:span><text:span text:style-name="T51_6"><text:s/></text:span><text:span text:style-name="T51_7">siden</text:span><text:span text:style-name="T51_8"><text:s/></text:span><text:span text:style-name="T51_9">i</text:span><text:span text:style-name="T51_10"><text:s/></text:span><text:span text:style-name="T51_11">html</text:span><text:span text:style-name="T51_12"><text:s/></text:span><text:span text:style-name="T51_13">og</text:span><text:span text:style-name="T51_14"><text:s/></text:span><text:span text:style-name="T51_15">CSS</text:span><text:span text:style-name="T51_16">.</text:span></text:p>
      <text:p text:style-name="P52"><text:span text:style-name="T52_1">Opprette</text:span><text:span text:style-name="T52_2"><text:s/></text:span><text:span text:style-name="T52_3">databasen</text:span><text:span text:style-name="T52_4"><text:s/></text:span><text:span text:style-name="T52_5">Studenter</text:span><text:span text:style-name="T52_6"><text:s/></text:span><text:span text:style-name="T52_7">i</text:span><text:span text:style-name="T52_8"><text:s/></text:span><text:span text:style-name="T52_9">MYSQL</text:span><text:span text:style-name="T52_10"><text:s/></text:span><text:span text:style-name="T52_11">med</text:span><text:span text:style-name="T52_12"><text:s/></text:span><text:span text:style-name="T52_13">én</text:span><text:span text:style-name="T52_14"><text:s/></text:span><text:span text:style-name="T52_15">tabell</text:span><text:span text:style-name="T52_16"><text:s/>,<text:s/></text:span><text:span text:style-name="T52_17">koble</text:span><text:span text:style-name="T52_18"><text:s/></text:span><text:span text:style-name="T52_19">denne</text:span><text:span text:style-name="T52_20"><text:s/></text:span><text:span text:style-name="T52_21">opp</text:span><text:span text:style-name="T52_22"><text:s/></text:span><text:span text:style-name="T52_23">mot</text:span><text:span text:style-name="T52_24"><text:s/></text:span><text:span text:style-name="T52_25">PHP</text:span><text:span text:style-name="T52_26"><text:s/></text:span><text:span text:style-name="T52_27">script</text:span><text:span text:style-name="T52_28"><text:s/></text:span><text:span text:style-name="T52_29">i</text:span><text:span text:style-name="T52_30"><text:s/></text:span><text:span text:style-name="T52_31">HTML</text:span><text:span text:style-name="T52_32"><text:s/></text:span><text:span text:style-name="T52_33">dokumentet</text:span><text:span text:style-name="T52_34"><text:s/></text:span><text:span text:style-name="T52_35">og</text:span><text:span text:style-name="T52_36"><text:s/></text:span><text:span text:style-name="T52_37">teste</text:span><text:span text:style-name="T52_38"><text:s/></text:span><text:span text:style-name="T52_39">at</text:span><text:span text:style-name="T52_40"><text:s/></text:span><text:span text:style-name="T52_41">dette</text:span><text:span text:style-name="T52_42"><text:s/></text:span><text:span text:style-name="T52_43">fungerer</text:span><text:span text:style-name="T52_44">.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